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29" office:value-type="float"/>
          <table:table-cell office:value="0.25" office:value-type="float"/>
          <table:table-cell office:value="0.0" office:value-type="float"/>
          <table:table-cell office:value="1.7237012430633627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.0" office:value-type="float"/>
          <table:table-cell office:value="1.7277933629328988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098" office:value-type="float"/>
          <table:table-cell office:value="0.23484848484848486" office:value-type="float"/>
          <table:table-cell office:value="0.0" office:value-type="float"/>
          <table:table-cell office:value="1.6812956420985081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26" office:value-type="float"/>
          <table:table-cell office:value="0.2825278810408922" office:value-type="float"/>
          <table:table-cell office:value="0.0" office:value-type="float"/>
          <table:table-cell office:value="1.7157546930524517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.0" office:value-type="float"/>
          <table:table-cell office:value="1.7002116838421395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93" office:value-type="float"/>
          <table:table-cell office:value="0.23809523809523808" office:value-type="float"/>
          <table:table-cell office:value="0.0" office:value-type="float"/>
          <table:table-cell office:value="1.731375523737402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.0" office:value-type="float"/>
          <table:table-cell office:value="1.7108063280210155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.0" office:value-type="float"/>
          <table:table-cell office:value="1.6937534318332517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.0" office:value-type="float"/>
          <table:table-cell office:value="1.7089617530939085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.0" office:value-type="float"/>
          <table:table-cell office:value="1.6945488172520138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0" office:value-type="float"/>
          <table:table-cell office:value="0.24537328731545027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72" office:value-type="float"/>
          <table:table-cell office:value="0.0" office:value-type="float"/>
          <table:table-cell office:value="0.0" office:value-type="float"/>
          <table:table-cell office:value="1.677855206628335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.0" office:value-type="float"/>
          <table:table-cell office:value="1.698457182081707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.0" office:value-type="float"/>
          <table:table-cell office:value="0.0" office:value-type="float"/>
          <table:table-cell office:value="1.6323400631471134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.0" office:value-type="float"/>
          <table:table-cell office:value="1.7338599755948496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.0" office:value-type="float"/>
          <table:table-cell office:value="1.679562337259833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.0" office:value-type="float"/>
          <table:table-cell office:value="0.0" office:value-type="float"/>
          <table:table-cell office:value="1.6575258785107523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.0" office:value-type="float"/>
          <table:table-cell office:value="1.7359355890709807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.0" office:value-type="float"/>
          <table:table-cell office:value="1.6906497229045252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73" office:value-type="float"/>
          <table:table-cell office:value="0.052054794520547946" office:value-type="float"/>
          <table:table-cell office:value="0.0" office:value-type="float"/>
          <table:table-cell office:value="1.64980302776267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.0" office:value-type="float"/>
          <table:table-cell office:value="1.6970771125561495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.0" office:value-type="float"/>
          <table:table-cell office:value="1.7028295747687714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.0" office:value-type="float"/>
          <table:table-cell office:value="1.7078872618986805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73" office:value-type="float"/>
          <table:table-cell office:value="0.18181818181818182" office:value-type="float"/>
          <table:table-cell office:value="0.0" office:value-type="float"/>
          <table:table-cell office:value="1.7092902068117473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.0" office:value-type="float"/>
          <table:table-cell office:value="1.6917886618896656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9" office:value-type="float"/>
          <table:table-cell office:value="0.2978723404255319" office:value-type="float"/>
          <table:table-cell office:value="0.0" office:value-type="float"/>
          <table:table-cell office:value="1.7125858286789004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.0" office:value-type="float"/>
          <table:table-cell office:value="1.6913809855782223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48" office:value-type="float"/>
          <table:table-cell office:value="0.16129032258064516" office:value-type="float"/>
          <table:table-cell office:value="0.0" office:value-type="float"/>
          <table:table-cell office:value="1.6935650072437336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044" office:value-type="float"/>
          <table:table-cell office:value="0.2823779193205945" office:value-type="float"/>
          <table:table-cell office:value="0.0" office:value-type="float"/>
          <table:table-cell office:value="1.7203385452432332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68" office:value-type="float"/>
          <table:table-cell office:value="0.08235294117647059" office:value-type="float"/>
          <table:table-cell office:value="0.0" office:value-type="float"/>
          <table:table-cell office:value="1.689819167591272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.0" office:value-type="float"/>
          <table:table-cell office:value="0.0" office:value-type="float"/>
          <table:table-cell office:value="1.6983500248431522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.0" office:value-type="float"/>
          <table:table-cell office:value="1.7352014424741151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.0" office:value-type="float"/>
          <table:table-cell office:value="1.7008613453253225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.0" office:value-type="float"/>
          <table:table-cell office:value="1.7023358804700077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67" office:value-type="float"/>
          <table:table-cell office:value="0.41935483870967744" office:value-type="float"/>
          <table:table-cell office:value="0.0" office:value-type="float"/>
          <table:table-cell office:value="1.745276459982578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.0" office:value-type="float"/>
          <table:table-cell office:value="1.730711228862575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.0" office:value-type="float"/>
          <table:table-cell office:value="1.723553202634213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.0" office:value-type="float"/>
          <table:table-cell office:value="0.0" office:value-type="float"/>
          <table:table-cell office:value="1.67726900871151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.0" office:value-type="float"/>
          <table:table-cell office:value="1.6831499528911746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.0" office:value-type="float"/>
          <table:table-cell office:value="1.702380763020362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83" office:value-type="float"/>
          <table:table-cell office:value="0.14173228346456693" office:value-type="float"/>
          <table:table-cell office:value="0.0" office:value-type="float"/>
          <table:table-cell office:value="1.6930795699752335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7" office:value-type="float"/>
          <table:table-cell office:value="0.14634146341463414" office:value-type="float"/>
          <table:table-cell office:value="0.0" office:value-type="float"/>
          <table:table-cell office:value="1.7029079778504492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853854797526027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.0" office:value-type="float"/>
          <table:table-cell office:value="1.7408105689328104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45" office:value-type="float"/>
          <table:table-cell office:value="0.25" office:value-type="float"/>
          <table:table-cell office:value="0.0" office:value-type="float"/>
          <table:table-cell office:value="1.7344956738735664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.0" office:value-type="float"/>
          <table:table-cell office:value="1.682320545746737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0" office:value-type="float"/>
          <table:table-cell office:value="0.171664621290514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9" office:value-type="float"/>
          <table:table-cell office:value="0.05714285714285714" office:value-type="float"/>
          <table:table-cell office:value="0.0" office:value-type="float"/>
          <table:table-cell office:value="1.6944539577222018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.0" office:value-type="float"/>
          <table:table-cell office:value="1.711045648256601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.0" office:value-type="float"/>
          <table:table-cell office:value="1.7279246220920697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0" office:value-type="float"/>
          <table:table-cell office:value="0.2387430573289671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.0" office:value-type="float"/>
          <table:table-cell office:value="1.704465096981555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43" office:value-type="float"/>
          <table:table-cell office:value="0.2052980132450331" office:value-type="float"/>
          <table:table-cell office:value="0.0" office:value-type="float"/>
          <table:table-cell office:value="1.7025280220360848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.0" office:value-type="float"/>
          <table:table-cell office:value="1.743314372319620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.0" office:value-type="float"/>
          <table:table-cell office:value="1.691046391448703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.0" office:value-type="float"/>
          <table:table-cell office:value="1.6895013187492023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38" office:value-type="float"/>
          <table:table-cell office:value="0.20952380952380953" office:value-type="float"/>
          <table:table-cell office:value="0.0" office:value-type="float"/>
          <table:table-cell office:value="1.6968718169136305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36" office:value-type="float"/>
          <table:table-cell office:value="0.16666666666666666" office:value-type="float"/>
          <table:table-cell office:value="0.0" office:value-type="float"/>
          <table:table-cell office:value="1.687521196519731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.0" office:value-type="float"/>
          <table:table-cell office:value="1.7301753859793023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.0" office:value-type="float"/>
          <table:table-cell office:value="1.7112380129157583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.0" office:value-type="float"/>
          <table:table-cell office:value="1.7230018769977145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36" office:value-type="float"/>
          <table:table-cell office:value="0.17370892018779344" office:value-type="float"/>
          <table:table-cell office:value="0.0" office:value-type="float"/>
          <table:table-cell office:value="1.7002430394353123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0" office:value-type="float"/>
          <table:table-cell office:value="0.24657090830730258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.0" office:value-type="float"/>
          <table:table-cell office:value="1.7259921845957065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88" office:value-type="float"/>
          <table:table-cell office:value="0.0625" office:value-type="float"/>
          <table:table-cell office:value="0.0" office:value-type="float"/>
          <table:table-cell office:value="1.6771012189101797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.0" office:value-type="float"/>
          <table:table-cell office:value="0.0" office:value-type="float"/>
          <table:table-cell office:value="1.6996498721671423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98" office:value-type="float"/>
          <table:table-cell office:value="0.055248618784530384" office:value-type="float"/>
          <table:table-cell office:value="0.0" office:value-type="float"/>
          <table:table-cell office:value="1.676439095976141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" office:value-type="float"/>
          <table:table-cell office:value="0.3870967741935484" office:value-type="float"/>
          <table:table-cell office:value="0.0" office:value-type="float"/>
          <table:table-cell office:value="1.7436587666311867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.0" office:value-type="float"/>
          <table:table-cell office:value="1.701495655439349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27" office:value-type="float"/>
          <table:table-cell office:value="0.08602150537634409" office:value-type="float"/>
          <table:table-cell office:value="0.0" office:value-type="float"/>
          <table:table-cell office:value="1.6674147265662904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.0" office:value-type="float"/>
          <table:table-cell office:value="1.705238659170845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.0" office:value-type="float"/>
          <table:table-cell office:value="0.0" office:value-type="float"/>
          <table:table-cell office:value="1.6745055984902497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0" office:value-type="float"/>
          <table:table-cell office:value="0.22738841257625353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.0" office:value-type="float"/>
          <table:table-cell office:value="0.0" office:value-type="float"/>
          <table:table-cell office:value="0.1469668698223087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.0" office:value-type="float"/>
          <table:table-cell office:value="1.690416616486765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475" office:value-type="float"/>
          <table:table-cell office:value="0.37393767705382436" office:value-type="float"/>
          <table:table-cell office:value="0.0" office:value-type="float"/>
          <table:table-cell office:value="1.7339740146423233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3" office:value-type="float"/>
          <table:table-cell office:value="0.09090909090909091" office:value-type="float"/>
          <table:table-cell office:value="0.0" office:value-type="float"/>
          <table:table-cell office:value="1.7105319972624402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.0" office:value-type="float"/>
          <table:table-cell office:value="1.7236245821116178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.0" office:value-type="float"/>
          <table:table-cell office:value="1.7081952989296605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9" office:value-type="float"/>
          <table:table-cell office:value="0.14" office:value-type="float"/>
          <table:table-cell office:value="0.0" office:value-type="float"/>
          <table:table-cell office:value="1.6878567283191128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.0" office:value-type="float"/>
          <table:table-cell office:value="1.6630098098656192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915" office:value-type="float"/>
          <table:table-cell office:value="0.9540229885057471" office:value-type="float"/>
          <table:table-cell office:value="0.0" office:value-type="float"/>
          <table:table-cell office:value="0.1772350807178065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87" office:value-type="float"/>
          <table:table-cell office:value="0.2" office:value-type="float"/>
          <table:table-cell office:value="0.0" office:value-type="float"/>
          <table:table-cell office:value="1.6955493624292695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.0" office:value-type="float"/>
          <table:table-cell office:value="1.68474063486743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79" office:value-type="float"/>
          <table:table-cell office:value="0.20238095238095238" office:value-type="float"/>
          <table:table-cell office:value="0.0" office:value-type="float"/>
          <table:table-cell office:value="1.701718825804504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.0" office:value-type="float"/>
          <table:table-cell office:value="1.6936390382094706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.0" office:value-type="float"/>
          <table:table-cell office:value="1.6847878294661582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1" office:value-type="float"/>
          <table:table-cell office:value="1.0" office:value-type="float"/>
          <table:table-cell office:value="0.0" office:value-type="float"/>
          <table:table-cell office:value="0.17411201040597027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.0" office:value-type="float"/>
          <table:table-cell office:value="1.6788570053381344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.0" office:value-type="float"/>
          <table:table-cell office:value="1.676783040979423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1" office:value-type="float"/>
          <table:table-cell office:value="0.2631578947368421" office:value-type="float"/>
          <table:table-cell office:value="0.0" office:value-type="float"/>
          <table:table-cell office:value="1.7238571421689441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9459612906915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.0" office:value-type="float"/>
          <table:table-cell office:value="1.7427136186930205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.0" office:value-type="float"/>
          <table:table-cell office:value="1.6850957089419958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.0" office:value-type="float"/>
          <table:table-cell office:value="1.6963249503318258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.0" office:value-type="float"/>
          <table:table-cell office:value="1.726798359847411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693" office:value-type="float"/>
          <table:table-cell office:value="0.17391304347826086" office:value-type="float"/>
          <table:table-cell office:value="0.0" office:value-type="float"/>
          <table:table-cell office:value="1.716333496386945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.0" office:value-type="float"/>
          <table:table-cell office:value="0.0" office:value-type="float"/>
          <table:table-cell office:value="1.676755676859752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89" office:value-type="float"/>
          <table:table-cell office:value="0.875" office:value-type="float"/>
          <table:table-cell office:value="0.0" office:value-type="float"/>
          <table:table-cell office:value="0.20080820055336948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674" office:value-type="float"/>
          <table:table-cell office:value="0.11428571428571428" office:value-type="float"/>
          <table:table-cell office:value="0.0" office:value-type="float"/>
          <table:table-cell office:value="1.6810674983369658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28" office:value-type="float"/>
          <table:table-cell office:value="0.25" office:value-type="float"/>
          <table:table-cell office:value="0.0" office:value-type="float"/>
          <table:table-cell office:value="1.737173300427886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084" office:value-type="float"/>
          <table:table-cell office:value="0.1794871794871795" office:value-type="float"/>
          <table:table-cell office:value="0.0" office:value-type="float"/>
          <table:table-cell office:value="1.6966442422640016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.0" office:value-type="float"/>
          <table:table-cell office:value="0.0" office:value-type="float"/>
          <table:table-cell office:value="1.70019041343134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26" office:value-type="float"/>
          <table:table-cell office:value="0.15492957746478872" office:value-type="float"/>
          <table:table-cell office:value="0.0" office:value-type="float"/>
          <table:table-cell office:value="1.692296918824098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08" office:value-type="float"/>
          <table:table-cell office:value="0.37037037037037035" office:value-type="float"/>
          <table:table-cell office:value="0.0" office:value-type="float"/>
          <table:table-cell office:value="1.7287921422100119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.0" office:value-type="float"/>
          <table:table-cell office:value="1.6917481229991238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.0" office:value-type="float"/>
          <table:table-cell office:value="1.7105322302561246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.0" office:value-type="float"/>
          <table:table-cell office:value="1.7131153947256679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12" office:value-type="float"/>
          <table:table-cell office:value="0.15942028985507245" office:value-type="float"/>
          <table:table-cell office:value="0.0" office:value-type="float"/>
          <table:table-cell office:value="1.703959863171796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" office:value-type="float"/>
          <table:table-cell office:value="0.46153846153846156" office:value-type="float"/>
          <table:table-cell office:value="0.0" office:value-type="float"/>
          <table:table-cell office:value="1.7404765314083128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788" office:value-type="float"/>
          <table:table-cell office:value="0.27586206896551724" office:value-type="float"/>
          <table:table-cell office:value="0.0" office:value-type="float"/>
          <table:table-cell office:value="1.705350865493031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.0" office:value-type="float"/>
          <table:table-cell office:value="1.7023186903098284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.0" office:value-type="float"/>
          <table:table-cell office:value="1.6889054555487337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0" office:value-type="float"/>
          <table:table-cell office:value="0.2063764573052466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6" office:value-type="float"/>
          <table:table-cell office:value="0.17592592592592593" office:value-type="float"/>
          <table:table-cell office:value="0.0" office:value-type="float"/>
          <table:table-cell office:value="1.6978483891398923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.0" office:value-type="float"/>
          <table:table-cell office:value="1.6959025748867653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4859860949964335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.0" office:value-type="float"/>
          <table:table-cell office:value="1.680573637099885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.0" office:value-type="float"/>
          <table:table-cell office:value="1.7108970415129754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.0" office:value-type="float"/>
          <table:table-cell office:value="1.7319292392027983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2" office:value-type="float"/>
          <table:table-cell office:value="0.17054263565891473" office:value-type="float"/>
          <table:table-cell office:value="0.0" office:value-type="float"/>
          <table:table-cell office:value="1.7035892715083347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06" office:value-type="float"/>
          <table:table-cell office:value="0.08425720620842572" office:value-type="float"/>
          <table:table-cell office:value="0.0" office:value-type="float"/>
          <table:table-cell office:value="1.6805802242367907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799" office:value-type="float"/>
          <table:table-cell office:value="0.2600806451612903" office:value-type="float"/>
          <table:table-cell office:value="0.0" office:value-type="float"/>
          <table:table-cell office:value="1.7126952186207385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6" office:value-type="float"/>
          <table:table-cell office:value="0.06666666666666667" office:value-type="float"/>
          <table:table-cell office:value="0.0" office:value-type="float"/>
          <table:table-cell office:value="1.6242877618611424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" office:value-type="float"/>
          <table:table-cell office:value="0.1774193548387097" office:value-type="float"/>
          <table:table-cell office:value="0.0" office:value-type="float"/>
          <table:table-cell office:value="1.6980690353778736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.0" office:value-type="float"/>
          <table:table-cell office:value="1.6882534155063924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8" office:value-type="float"/>
          <table:table-cell office:value="0.375" office:value-type="float"/>
          <table:table-cell office:value="0.0" office:value-type="float"/>
          <table:table-cell office:value="1.7143151763793345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.0" office:value-type="float"/>
          <table:table-cell office:value="0.0" office:value-type="float"/>
          <table:table-cell office:value="0.15981655065253478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288120749332785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.0" office:value-type="float"/>
          <table:table-cell office:value="1.677499989655432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0" office:value-type="float"/>
          <table:table-cell office:value="0.229904709360207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.0" office:value-type="float"/>
          <table:table-cell office:value="1.6900768814904064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.0" office:value-type="float"/>
          <table:table-cell office:value="1.699431571107176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.0" office:value-type="float"/>
          <table:table-cell office:value="1.735166063014171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.0" office:value-type="float"/>
          <table:table-cell office:value="1.7219951256240662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3" office:value-type="float"/>
          <table:table-cell office:value="0.12658227848101267" office:value-type="float"/>
          <table:table-cell office:value="0.0" office:value-type="float"/>
          <table:table-cell office:value="1.6789682137009099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24" office:value-type="float"/>
          <table:table-cell office:value="0.24742268041237114" office:value-type="float"/>
          <table:table-cell office:value="0.0" office:value-type="float"/>
          <table:table-cell office:value="1.7242746423819666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92" office:value-type="float"/>
          <table:table-cell office:value="0.14835164835164835" office:value-type="float"/>
          <table:table-cell office:value="0.0" office:value-type="float"/>
          <table:table-cell office:value="1.6913151663587997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.0" office:value-type="float"/>
          <table:table-cell office:value="1.7056984002467377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04" office:value-type="float"/>
          <table:table-cell office:value="0.057777777777777775" office:value-type="float"/>
          <table:table-cell office:value="0.0" office:value-type="float"/>
          <table:table-cell office:value="1.6889231782027572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.0" office:value-type="float"/>
          <table:table-cell office:value="1.7014711633648945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2" office:value-type="float"/>
          <table:table-cell office:value="0.43434343434343436" office:value-type="float"/>
          <table:table-cell office:value="0.0" office:value-type="float"/>
          <table:table-cell office:value="1.7491898528714582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23" office:value-type="float"/>
          <table:table-cell office:value="0.11764705882352941" office:value-type="float"/>
          <table:table-cell office:value="0.0" office:value-type="float"/>
          <table:table-cell office:value="1.6959912089739118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" office:value-type="float"/>
          <table:table-cell office:value="0.08955223880597014" office:value-type="float"/>
          <table:table-cell office:value="0.0" office:value-type="float"/>
          <table:table-cell office:value="1.6669375863605171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358" office:value-type="float"/>
          <table:table-cell office:value="0.1111111111111111" office:value-type="float"/>
          <table:table-cell office:value="0.0" office:value-type="float"/>
          <table:table-cell office:value="1.6841549827896833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299" office:value-type="float"/>
          <table:table-cell office:value="0.11290322580645161" office:value-type="float"/>
          <table:table-cell office:value="0.0" office:value-type="float"/>
          <table:table-cell office:value="1.6894113372987425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2" office:value-type="float"/>
          <table:table-cell office:value="0.11280487804878049" office:value-type="float"/>
          <table:table-cell office:value="0.0" office:value-type="float"/>
          <table:table-cell office:value="1.6939939939320463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.0" office:value-type="float"/>
          <table:table-cell office:value="1.7061414098684042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.0" office:value-type="float"/>
          <table:table-cell office:value="1.6961179150437242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.0" office:value-type="float"/>
          <table:table-cell office:value="1.7436775042624717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.0" office:value-type="float"/>
          <table:table-cell office:value="1.7310160694224952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.0" office:value-type="float"/>
          <table:table-cell office:value="0.0" office:value-type="float"/>
          <table:table-cell office:value="1.6778025357163553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0" office:value-type="float"/>
          <table:table-cell office:value="0.15124211512269975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.0" office:value-type="float"/>
          <table:table-cell office:value="1.7390718194003756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126" office:value-type="float"/>
          <table:table-cell office:value="0.39705882352941174" office:value-type="float"/>
          <table:table-cell office:value="0.0" office:value-type="float"/>
          <table:table-cell office:value="1.7452477906171555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.0" office:value-type="float"/>
          <table:table-cell office:value="1.6851777949103266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.0" office:value-type="float"/>
          <table:table-cell office:value="1.7150125755767391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.0" office:value-type="float"/>
          <table:table-cell office:value="1.7470677685207021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666" office:value-type="float"/>
          <table:table-cell office:value="0.23333333333333334" office:value-type="float"/>
          <table:table-cell office:value="0.0" office:value-type="float"/>
          <table:table-cell office:value="1.7102794468228268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.0" office:value-type="float"/>
          <table:table-cell office:value="1.7125811797749033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.0" office:value-type="float"/>
          <table:table-cell office:value="1.7105535642678833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.0" office:value-type="float"/>
          <table:table-cell office:value="1.6785562118527715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.0" office:value-type="float"/>
          <table:table-cell office:value="1.6831237086235724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.0" office:value-type="float"/>
          <table:table-cell office:value="1.7186569493995072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.0" office:value-type="float"/>
          <table:table-cell office:value="1.7130772024497904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0" office:value-type="float"/>
          <table:table-cell office:value="0.24238056600032729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.0" office:value-type="float"/>
          <table:table-cell office:value="1.7355288471595889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.0" office:value-type="float"/>
          <table:table-cell office:value="1.6644891378100264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0" office:value-type="float"/>
          <table:table-cell office:value="0.24329052306991708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" office:value-type="float"/>
          <table:table-cell office:value="0.2" office:value-type="float"/>
          <table:table-cell office:value="0.0" office:value-type="float"/>
          <table:table-cell office:value="1.688811165706644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.0" office:value-type="float"/>
          <table:table-cell office:value="1.6914717451605665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.0" office:value-type="float"/>
          <table:table-cell office:value="1.7034038382816465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.0" office:value-type="float"/>
          <table:table-cell office:value="1.6726957460861893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.0" office:value-type="float"/>
          <table:table-cell office:value="1.7196700645829923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.0" office:value-type="float"/>
          <table:table-cell office:value="1.705706190175872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.0" office:value-type="float"/>
          <table:table-cell office:value="1.7384068085988267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5" office:value-type="float"/>
          <table:table-cell office:value="0.041666666666666664" office:value-type="float"/>
          <table:table-cell office:value="0.0" office:value-type="float"/>
          <table:table-cell office:value="1.6833910656993116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4410824864554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.0" office:value-type="float"/>
          <table:table-cell office:value="1.715074670505286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89" office:value-type="float"/>
          <table:table-cell office:value="0.2849462365591398" office:value-type="float"/>
          <table:table-cell office:value="0.0" office:value-type="float"/>
          <table:table-cell office:value="1.7195760111677747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456" office:value-type="float"/>
          <table:table-cell office:value="0.3879781420765027" office:value-type="float"/>
          <table:table-cell office:value="0.0" office:value-type="float"/>
          <table:table-cell office:value="1.7334202789333548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0" office:value-type="float"/>
          <table:table-cell office:value="0.2138074791235652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.0" office:value-type="float"/>
          <table:table-cell office:value="1.7066646744454008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8" office:value-type="float"/>
          <table:table-cell office:value="0.25396825396825395" office:value-type="float"/>
          <table:table-cell office:value="0.0" office:value-type="float"/>
          <table:table-cell office:value="1.7092762385753368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572" office:value-type="float"/>
          <table:table-cell office:value="0.20288808664259927" office:value-type="float"/>
          <table:table-cell office:value="0.0" office:value-type="float"/>
          <table:table-cell office:value="1.70680808767041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354" office:value-type="float"/>
          <table:table-cell office:value="0.17391304347826086" office:value-type="float"/>
          <table:table-cell office:value="0.0" office:value-type="float"/>
          <table:table-cell office:value="1.7001143139281947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0" office:value-type="float"/>
          <table:table-cell office:value="0.24405132381299166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.0" office:value-type="float"/>
          <table:table-cell office:value="1.7413318358919891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0" office:value-type="float"/>
          <table:table-cell office:value="0.23241511233412435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922" office:value-type="float"/>
          <table:table-cell office:value="0.10526315789473684" office:value-type="float"/>
          <table:table-cell office:value="0.0" office:value-type="float"/>
          <table:table-cell office:value="1.699976570055691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.0" office:value-type="float"/>
          <table:table-cell office:value="1.672878450525153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.0" office:value-type="float"/>
          <table:table-cell office:value="1.6844023678578766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.0" office:value-type="float"/>
          <table:table-cell office:value="1.6978757669669644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.0" office:value-type="float"/>
          <table:table-cell office:value="1.687902265300364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.0" office:value-type="float"/>
          <table:table-cell office:value="1.7390793519008865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0" office:value-type="float"/>
          <table:table-cell office:value="0.23971890291498563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92" office:value-type="float"/>
          <table:table-cell office:value="0.348993288590604" office:value-type="float"/>
          <table:table-cell office:value="0.0" office:value-type="float"/>
          <table:table-cell office:value="1.7306225539828184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053048104900885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79" office:value-type="float"/>
          <table:table-cell office:value="0.1724137931034483" office:value-type="float"/>
          <table:table-cell office:value="0.0" office:value-type="float"/>
          <table:table-cell office:value="1.6772303077941066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.0" office:value-type="float"/>
          <table:table-cell office:value="1.7176266514826601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.0" office:value-type="float"/>
          <table:table-cell office:value="1.685171931964592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.0" office:value-type="float"/>
          <table:table-cell office:value="1.6973366863329225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.0" office:value-type="float"/>
          <table:table-cell office:value="1.6940907855951175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19945" office:value-type="float"/>
          <table:table-cell office:value="0.33112582781456956" office:value-type="float"/>
          <table:table-cell office:value="0.0" office:value-type="float"/>
          <table:table-cell office:value="1.7295781479473873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.0" office:value-type="float"/>
          <table:table-cell office:value="1.7317090258240522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.0" office:value-type="float"/>
          <table:table-cell office:value="1.682160882493026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.0" office:value-type="float"/>
          <table:table-cell office:value="1.7164615107750794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.0" office:value-type="float"/>
          <table:table-cell office:value="1.679077967111823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4" office:value-type="float"/>
          <table:table-cell office:value="0.16981132075471697" office:value-type="float"/>
          <table:table-cell office:value="0.0" office:value-type="float"/>
          <table:table-cell office:value="1.6970725222620553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37" office:value-type="float"/>
          <table:table-cell office:value="0.28205128205128205" office:value-type="float"/>
          <table:table-cell office:value="0.0" office:value-type="float"/>
          <table:table-cell office:value="1.7287164873020773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.0" office:value-type="float"/>
          <table:table-cell office:value="1.7384667795741169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.0" office:value-type="float"/>
          <table:table-cell office:value="1.6824749599944275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.0" office:value-type="float"/>
          <table:table-cell office:value="1.6970024703379745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75" office:value-type="float"/>
          <table:table-cell office:value="0.03333333333333333" office:value-type="float"/>
          <table:table-cell office:value="0.0" office:value-type="float"/>
          <table:table-cell office:value="1.665139067948861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.0" office:value-type="float"/>
          <table:table-cell office:value="1.6895705560445133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.0" office:value-type="float"/>
          <table:table-cell office:value="1.6954951230619737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.0" office:value-type="float"/>
          <table:table-cell office:value="1.682073150712388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.0" office:value-type="float"/>
          <table:table-cell office:value="1.698939838493983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8" office:value-type="float"/>
          <table:table-cell office:value="0.14705882352941177" office:value-type="float"/>
          <table:table-cell office:value="0.0" office:value-type="float"/>
          <table:table-cell office:value="1.686211941845144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.0" office:value-type="float"/>
          <table:table-cell office:value="1.6839452880615065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.0" office:value-type="float"/>
          <table:table-cell office:value="1.7074445926922275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.0" office:value-type="float"/>
          <table:table-cell office:value="1.7207602454665785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.0" office:value-type="float"/>
          <table:table-cell office:value="1.7023855656976645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.0" office:value-type="float"/>
          <table:table-cell office:value="1.6974832083704838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.0" office:value-type="float"/>
          <table:table-cell office:value="1.6943732397681528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757" office:value-type="float"/>
          <table:table-cell office:value="0.12" office:value-type="float"/>
          <table:table-cell office:value="0.0" office:value-type="float"/>
          <table:table-cell office:value="1.691569637138194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.0" office:value-type="float"/>
          <table:table-cell office:value="1.716044505476368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.0" office:value-type="float"/>
          <table:table-cell office:value="1.6995410431861426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54" office:value-type="float"/>
          <table:table-cell office:value="0.25925925925925924" office:value-type="float"/>
          <table:table-cell office:value="0.0" office:value-type="float"/>
          <table:table-cell office:value="1.7114391620084526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2873" office:value-type="float"/>
          <table:table-cell office:value="0.16666666666666666" office:value-type="float"/>
          <table:table-cell office:value="0.0" office:value-type="float"/>
          <table:table-cell office:value="1.6918887120251311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13" office:value-type="float"/>
          <table:table-cell office:value="0.1897810218978102" office:value-type="float"/>
          <table:table-cell office:value="0.0" office:value-type="float"/>
          <table:table-cell office:value="1.700673245710439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.0" office:value-type="float"/>
          <table:table-cell office:value="1.715570299510011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.0" office:value-type="float"/>
          <table:table-cell office:value="0.0" office:value-type="float"/>
          <table:table-cell office:value="1.6817485867893287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.0" office:value-type="float"/>
          <table:table-cell office:value="1.742555955869966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.0" office:value-type="float"/>
          <table:table-cell office:value="1.718183823547735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.0" office:value-type="float"/>
          <table:table-cell office:value="1.6919286722795894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94" office:value-type="float"/>
          <table:table-cell office:value="0.18181818181818182" office:value-type="float"/>
          <table:table-cell office:value="0.0" office:value-type="float"/>
          <table:table-cell office:value="1.7024532205193021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.0" office:value-type="float"/>
          <table:table-cell office:value="1.6926775290159424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.0" office:value-type="float"/>
          <table:table-cell office:value="1.715939521409292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.0" office:value-type="float"/>
          <table:table-cell office:value="1.727318536367811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624" office:value-type="float"/>
          <table:table-cell office:value="0.03225806451612903" office:value-type="float"/>
          <table:table-cell office:value="0.0" office:value-type="float"/>
          <table:table-cell office:value="1.6632861263817698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.0" office:value-type="float"/>
          <table:table-cell office:value="1.680619293886186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13" office:value-type="float"/>
          <table:table-cell office:value="0.7272727272727273" office:value-type="float"/>
          <table:table-cell office:value="0.0" office:value-type="float"/>
          <table:table-cell office:value="0.21703541311203228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55" office:value-type="float"/>
          <table:table-cell office:value="0.15" office:value-type="float"/>
          <table:table-cell office:value="0.0" office:value-type="float"/>
          <table:table-cell office:value="1.6900368094626732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86" office:value-type="float"/>
          <table:table-cell office:value="0.08333333333333333" office:value-type="float"/>
          <table:table-cell office:value="0.0" office:value-type="float"/>
          <table:table-cell office:value="1.6798785433156163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.0" office:value-type="float"/>
          <table:table-cell office:value="1.6608809226219574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.0" office:value-type="float"/>
          <table:table-cell office:value="1.6901425599948547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95" office:value-type="float"/>
          <table:table-cell office:value="0.6363636363636364" office:value-type="float"/>
          <table:table-cell office:value="0.0" office:value-type="float"/>
          <table:table-cell office:value="0.214741798368698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0" office:value-type="float"/>
          <table:table-cell office:value="0.24234956637434626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" office:value-type="float"/>
          <table:table-cell office:value="0.17532467532467533" office:value-type="float"/>
          <table:table-cell office:value="0.0" office:value-type="float"/>
          <table:table-cell office:value="1.707039658353273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242" office:value-type="float"/>
          <table:table-cell office:value="0.13333333333333333" office:value-type="float"/>
          <table:table-cell office:value="0.0" office:value-type="float"/>
          <table:table-cell office:value="1.6931822699880763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5" office:value-type="float"/>
          <table:table-cell office:value="0.125" office:value-type="float"/>
          <table:table-cell office:value="0.0" office:value-type="float"/>
          <table:table-cell office:value="1.6817045816573184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16" office:value-type="float"/>
          <table:table-cell office:value="0.15151515151515152" office:value-type="float"/>
          <table:table-cell office:value="0.0" office:value-type="float"/>
          <table:table-cell office:value="1.7053301131076029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260620379032363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.0" office:value-type="float"/>
          <table:table-cell office:value="1.740488839409244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.0" office:value-type="float"/>
          <table:table-cell office:value="1.7489865764939776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.0" office:value-type="float"/>
          <table:table-cell office:value="1.675280209762545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6" office:value-type="float"/>
          <table:table-cell office:value="0.18181818181818182" office:value-type="float"/>
          <table:table-cell office:value="0.0" office:value-type="float"/>
          <table:table-cell office:value="1.719929760621986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.0" office:value-type="float"/>
          <table:table-cell office:value="1.7240936127308018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0" office:value-type="float"/>
          <table:table-cell office:value="0.17168671415270137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698" office:value-type="float"/>
          <table:table-cell office:value="0.0" office:value-type="float"/>
          <table:table-cell office:value="0.0" office:value-type="float"/>
          <table:table-cell office:value="1.6751444463326974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.0" office:value-type="float"/>
          <table:table-cell office:value="1.6926050377055957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7" office:value-type="float"/>
          <table:table-cell office:value="0.2109090909090909" office:value-type="float"/>
          <table:table-cell office:value="0.0" office:value-type="float"/>
          <table:table-cell office:value="1.7051275827227539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.0" office:value-type="float"/>
          <table:table-cell office:value="1.666026770448448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11" office:value-type="float"/>
          <table:table-cell office:value="0.16666666666666666" office:value-type="float"/>
          <table:table-cell office:value="0.0" office:value-type="float"/>
          <table:table-cell office:value="1.6990198181499605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.0" office:value-type="float"/>
          <table:table-cell office:value="1.7220924598963405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.0" office:value-type="float"/>
          <table:table-cell office:value="1.6856524819228011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72" office:value-type="float"/>
          <table:table-cell office:value="0.13114754098360656" office:value-type="float"/>
          <table:table-cell office:value="0.0" office:value-type="float"/>
          <table:table-cell office:value="1.6792147654180645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297" office:value-type="float"/>
          <table:table-cell office:value="0.24875621890547264" office:value-type="float"/>
          <table:table-cell office:value="0.0" office:value-type="float"/>
          <table:table-cell office:value="1.7097448492536353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.0" office:value-type="float"/>
          <table:table-cell office:value="0.0" office:value-type="float"/>
          <table:table-cell office:value="1.6366563930149856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.0" office:value-type="float"/>
          <table:table-cell office:value="1.6671001600383566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.0" office:value-type="float"/>
          <table:table-cell office:value="1.6852646064413206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0" office:value-type="float"/>
          <table:table-cell office:value="0.24421647678795744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.0" office:value-type="float"/>
          <table:table-cell office:value="1.6992958730812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.0" office:value-type="float"/>
          <table:table-cell office:value="1.6846234504603614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.0" office:value-type="float"/>
          <table:table-cell office:value="1.7120774665962533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85" office:value-type="float"/>
          <table:table-cell office:value="0.14299802761341224" office:value-type="float"/>
          <table:table-cell office:value="0.0" office:value-type="float"/>
          <table:table-cell office:value="1.6913990637298528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.0" office:value-type="float"/>
          <table:table-cell office:value="0.0" office:value-type="float"/>
          <table:table-cell office:value="0.1642152370349703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53" office:value-type="float"/>
          <table:table-cell office:value="0.1388888888888889" office:value-type="float"/>
          <table:table-cell office:value="0.0" office:value-type="float"/>
          <table:table-cell office:value="1.7025600394370954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.0" office:value-type="float"/>
          <table:table-cell office:value="1.6623144749904082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.0" office:value-type="float"/>
          <table:table-cell office:value="1.6834814457702383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77" office:value-type="float"/>
          <table:table-cell office:value="0.05555555555555555" office:value-type="float"/>
          <table:table-cell office:value="0.0" office:value-type="float"/>
          <table:table-cell office:value="1.68921973875430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796" office:value-type="float"/>
          <table:table-cell office:value="0.1388888888888889" office:value-type="float"/>
          <table:table-cell office:value="0.0" office:value-type="float"/>
          <table:table-cell office:value="1.6882365675655218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.0" office:value-type="float"/>
          <table:table-cell office:value="1.713136592093717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.0" office:value-type="float"/>
          <table:table-cell office:value="1.6742960795683375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.0" office:value-type="float"/>
          <table:table-cell office:value="1.6821746138889575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686" office:value-type="float"/>
          <table:table-cell office:value="0.216" office:value-type="float"/>
          <table:table-cell office:value="0.0" office:value-type="float"/>
          <table:table-cell office:value="1.7018722490345293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606" office:value-type="float"/>
          <table:table-cell office:value="0.2727272727272727" office:value-type="float"/>
          <table:table-cell office:value="0.0" office:value-type="float"/>
          <table:table-cell office:value="1.6830201457017155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.0" office:value-type="float"/>
          <table:table-cell office:value="1.712780615877547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.0" office:value-type="float"/>
          <table:table-cell office:value="1.7130516241162146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.0" office:value-type="float"/>
          <table:table-cell office:value="1.686214289845652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43032000037728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.0" office:value-type="float"/>
          <table:table-cell office:value="1.6843047091346581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.0" office:value-type="float"/>
          <table:table-cell office:value="1.724614203837422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1988" office:value-type="float"/>
          <table:table-cell office:value="0.09090909090909091" office:value-type="float"/>
          <table:table-cell office:value="0.0" office:value-type="float"/>
          <table:table-cell office:value="1.6951534138497328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.0" office:value-type="float"/>
          <table:table-cell office:value="1.7472364793657384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0" office:value-type="float"/>
          <table:table-cell office:value="0.22908276573500513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0" office:value-type="float"/>
          <table:table-cell office:value="0.169496161286827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.0" office:value-type="float"/>
          <table:table-cell office:value="1.7035445982392738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.0" office:value-type="float"/>
          <table:table-cell office:value="1.7057416429995629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1" office:value-type="float"/>
          <table:table-cell office:value="0.2828282828282828" office:value-type="float"/>
          <table:table-cell office:value="0.0" office:value-type="float"/>
          <table:table-cell office:value="1.7261775541838829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27" office:value-type="float"/>
          <table:table-cell office:value="0.21074380165289255" office:value-type="float"/>
          <table:table-cell office:value="0.0" office:value-type="float"/>
          <table:table-cell office:value="1.689980712648989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57" office:value-type="float"/>
          <table:table-cell office:value="0.14637904468412943" office:value-type="float"/>
          <table:table-cell office:value="0.0" office:value-type="float"/>
          <table:table-cell office:value="1.6920390648259893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.0" office:value-type="float"/>
          <table:table-cell office:value="1.6691286196137345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635" office:value-type="float"/>
          <table:table-cell office:value="0.13953488372093023" office:value-type="float"/>
          <table:table-cell office:value="0.0" office:value-type="float"/>
          <table:table-cell office:value="1.6979170308913807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.0" office:value-type="float"/>
          <table:table-cell office:value="0.0" office:value-type="float"/>
          <table:table-cell office:value="1.6428371420804813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7" office:value-type="float"/>
          <table:table-cell office:value="0.1631578947368421" office:value-type="float"/>
          <table:table-cell office:value="0.0" office:value-type="float"/>
          <table:table-cell office:value="1.6836565259441953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7" office:value-type="float"/>
          <table:table-cell office:value="0.9545454545454546" office:value-type="float"/>
          <table:table-cell office:value="0.0" office:value-type="float"/>
          <table:table-cell office:value="0.16965630182122474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.0" office:value-type="float"/>
          <table:table-cell office:value="1.6672362974002484" office:value-type="float"/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4" office:value-type="float"/>
          <table:table-cell office:value="0.25" office:value-type="float"/>
          <table:table-cell office:value="0.0" office:value-type="float"/>
          <table:table-cell office:value="1.7039396085107443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0" office:value-type="float"/>
          <table:table-cell office:value="0.23703654613797695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.0" office:value-type="float"/>
          <table:table-cell office:value="1.69763480913683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06" office:value-type="float"/>
          <table:table-cell office:value="0.203125" office:value-type="float"/>
          <table:table-cell office:value="0.0" office:value-type="float"/>
          <table:table-cell office:value="1.7155743668321106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426" office:value-type="float"/>
          <table:table-cell office:value="0.10655737704918032" office:value-type="float"/>
          <table:table-cell office:value="0.0" office:value-type="float"/>
          <table:table-cell office:value="1.685939077340443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.0" office:value-type="float"/>
          <table:table-cell office:value="1.6975760346504205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.0" office:value-type="float"/>
          <table:table-cell office:value="1.7287943125688814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8" office:value-type="float"/>
          <table:table-cell office:value="0.2222222222222222" office:value-type="float"/>
          <table:table-cell office:value="0.0" office:value-type="float"/>
          <table:table-cell office:value="1.7107524105708587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.0" office:value-type="float"/>
          <table:table-cell office:value="0.0" office:value-type="float"/>
          <table:table-cell office:value="1.6745473009703378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.0" office:value-type="float"/>
          <table:table-cell office:value="1.692077494829168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.0" office:value-type="float"/>
          <table:table-cell office:value="1.73792080254626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.0" office:value-type="float"/>
          <table:table-cell office:value="1.6843603413504606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.0" office:value-type="float"/>
          <table:table-cell office:value="0.0" office:value-type="float"/>
          <table:table-cell office:value="1.6381104235762338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.0" office:value-type="float"/>
          <table:table-cell office:value="1.6996174970589149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32" office:value-type="float"/>
          <table:table-cell office:value="0.46153846153846156" office:value-type="float"/>
          <table:table-cell office:value="0.0" office:value-type="float"/>
          <table:table-cell office:value="1.714026925718455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.0" office:value-type="float"/>
          <table:table-cell office:value="1.6857268648079338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.0" office:value-type="float"/>
          <table:table-cell office:value="1.6950601147954663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587" office:value-type="float"/>
          <table:table-cell office:value="0.26666666666666666" office:value-type="float"/>
          <table:table-cell office:value="0.0" office:value-type="float"/>
          <table:table-cell office:value="1.7221416222118742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.0" office:value-type="float"/>
          <table:table-cell office:value="1.7077058913905605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65" office:value-type="float"/>
          <table:table-cell office:value="0.13513513513513514" office:value-type="float"/>
          <table:table-cell office:value="0.0" office:value-type="float"/>
          <table:table-cell office:value="1.6887203626291927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.0" office:value-type="float"/>
          <table:table-cell office:value="1.684777701305709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.0" office:value-type="float"/>
          <table:table-cell office:value="1.682046388356217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.0" office:value-type="float"/>
          <table:table-cell office:value="1.7068731026696213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.0" office:value-type="float"/>
          <table:table-cell office:value="1.7112574506313047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784" office:value-type="float"/>
          <table:table-cell office:value="0.12962962962962962" office:value-type="float"/>
          <table:table-cell office:value="0.0" office:value-type="float"/>
          <table:table-cell office:value="1.6872729360281231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186" office:value-type="float"/>
          <table:table-cell office:value="0.22727272727272727" office:value-type="float"/>
          <table:table-cell office:value="0.0" office:value-type="float"/>
          <table:table-cell office:value="1.7087873362553632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395" office:value-type="float"/>
          <table:table-cell office:value="0.0" office:value-type="float"/>
          <table:table-cell office:value="0.0" office:value-type="float"/>
          <table:table-cell office:value="1.6548446558549077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28" office:value-type="float"/>
          <table:table-cell office:value="0.3472222222222222" office:value-type="float"/>
          <table:table-cell office:value="0.0" office:value-type="float"/>
          <table:table-cell office:value="1.7434772718473883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.0" office:value-type="float"/>
          <table:table-cell office:value="1.6811103415443476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.0" office:value-type="float"/>
          <table:table-cell office:value="1.692749339856049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.0" office:value-type="float"/>
          <table:table-cell office:value="1.7245878820990215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81" office:value-type="float"/>
          <table:table-cell office:value="0.13636363636363635" office:value-type="float"/>
          <table:table-cell office:value="0.0" office:value-type="float"/>
          <table:table-cell office:value="1.6703291672209974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.0" office:value-type="float"/>
          <table:table-cell office:value="1.6766252864755333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81" office:value-type="float"/>
          <table:table-cell office:value="0.09302325581395349" office:value-type="float"/>
          <table:table-cell office:value="0.0" office:value-type="float"/>
          <table:table-cell office:value="1.668268109629103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.0" office:value-type="float"/>
          <table:table-cell office:value="1.7129145204325733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7" office:value-type="float"/>
          <table:table-cell office:value="0.24603174603174602" office:value-type="float"/>
          <table:table-cell office:value="0.0" office:value-type="float"/>
          <table:table-cell office:value="1.7172645413940935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.0" office:value-type="float"/>
          <table:table-cell office:value="1.7000264430777592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.0" office:value-type="float"/>
          <table:table-cell office:value="1.6964753175029368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05" office:value-type="float"/>
          <table:table-cell office:value="0.1375" office:value-type="float"/>
          <table:table-cell office:value="0.0" office:value-type="float"/>
          <table:table-cell office:value="1.6878832667043224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264161141574668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6" office:value-type="float"/>
          <table:table-cell office:value="0.2222222222222222" office:value-type="float"/>
          <table:table-cell office:value="0.0" office:value-type="float"/>
          <table:table-cell office:value="1.6911630415629233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.0" office:value-type="float"/>
          <table:table-cell office:value="1.710068893390641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.0" office:value-type="float"/>
          <table:table-cell office:value="1.6684219615504037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.0" office:value-type="float"/>
          <table:table-cell office:value="1.6901045546558673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57" office:value-type="float"/>
          <table:table-cell office:value="0.1873198847262248" office:value-type="float"/>
          <table:table-cell office:value="0.0" office:value-type="float"/>
          <table:table-cell office:value="1.6893340019220606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75" office:value-type="float"/>
          <table:table-cell office:value="0.34545454545454546" office:value-type="float"/>
          <table:table-cell office:value="0.0" office:value-type="float"/>
          <table:table-cell office:value="1.7343002313671634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.0" office:value-type="float"/>
          <table:table-cell office:value="1.6834911863965396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0" office:value-type="float"/>
          <table:table-cell office:value="0.23188132622178706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.0" office:value-type="float"/>
          <table:table-cell office:value="1.679111502268062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0" office:value-type="float"/>
          <table:table-cell office:value="0.23470876584046485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66" office:value-type="float"/>
          <table:table-cell office:value="0.2727272727272727" office:value-type="float"/>
          <table:table-cell office:value="0.0" office:value-type="float"/>
          <table:table-cell office:value="0.24795231389718678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.0" office:value-type="float"/>
          <table:table-cell office:value="1.7480239238258597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3" office:value-type="float"/>
          <table:table-cell office:value="0.4782608695652174" office:value-type="float"/>
          <table:table-cell office:value="0.0" office:value-type="float"/>
          <table:table-cell office:value="0.24196718676292425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.0" office:value-type="float"/>
          <table:table-cell office:value="1.6603962067210014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0" office:value-type="float"/>
          <table:table-cell office:value="0.2330080191638032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8" office:value-type="float"/>
          <table:table-cell office:value="0.15" office:value-type="float"/>
          <table:table-cell office:value="0.0" office:value-type="float"/>
          <table:table-cell office:value="1.693265747412066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.0" office:value-type="float"/>
          <table:table-cell office:value="1.6917658512970846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73" office:value-type="float"/>
          <table:table-cell office:value="0.29411764705882354" office:value-type="float"/>
          <table:table-cell office:value="0.0" office:value-type="float"/>
          <table:table-cell office:value="1.72228936053792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.0" office:value-type="float"/>
          <table:table-cell office:value="1.67842359326971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.0" office:value-type="float"/>
          <table:table-cell office:value="1.6890005232819965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.0" office:value-type="float"/>
          <table:table-cell office:value="1.711932539614721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.0" office:value-type="float"/>
          <table:table-cell office:value="1.6931995600721579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48875311105522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7017" office:value-type="float"/>
          <table:table-cell office:value="0.13487738419618528" office:value-type="float"/>
          <table:table-cell office:value="0.0" office:value-type="float"/>
          <table:table-cell office:value="1.6895629531766583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835" office:value-type="float"/>
          <table:table-cell office:value="0.13253012048192772" office:value-type="float"/>
          <table:table-cell office:value="0.0" office:value-type="float"/>
          <table:table-cell office:value="1.7106628729099236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.0" office:value-type="float"/>
          <table:table-cell office:value="1.7035663877575715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.0" office:value-type="float"/>
          <table:table-cell office:value="1.686848411822428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.0" office:value-type="float"/>
          <table:table-cell office:value="1.7079167328614444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3574654140456175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.0" office:value-type="float"/>
          <table:table-cell office:value="1.7073149636096163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.0" office:value-type="float"/>
          <table:table-cell office:value="1.7096992301544618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.0" office:value-type="float"/>
          <table:table-cell office:value="1.7037590973524224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.0" office:value-type="float"/>
          <table:table-cell office:value="1.6941936298272873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0" office:value-type="float"/>
          <table:table-cell office:value="0.2279202772698942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93454323154944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.0" office:value-type="float"/>
          <table:table-cell office:value="1.6569354125064926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903" office:value-type="float"/>
          <table:table-cell office:value="0.11009174311926606" office:value-type="float"/>
          <table:table-cell office:value="0.0" office:value-type="float"/>
          <table:table-cell office:value="1.668744317291424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289555884377738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05009198231018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.0" office:value-type="float"/>
          <table:table-cell office:value="1.7014313432674282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83" office:value-type="float"/>
          <table:table-cell office:value="0.038834951456310676" office:value-type="float"/>
          <table:table-cell office:value="0.0" office:value-type="float"/>
          <table:table-cell office:value="1.6720389588073934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0" office:value-type="float"/>
          <table:table-cell office:value="0.24984039088978863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.0" office:value-type="float"/>
          <table:table-cell office:value="1.6919258897054208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.0" office:value-type="float"/>
          <table:table-cell office:value="1.6726119168319602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.0" office:value-type="float"/>
          <table:table-cell office:value="1.6780155311593954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.0" office:value-type="float"/>
          <table:table-cell office:value="1.747494115658906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693" office:value-type="float"/>
          <table:table-cell office:value="0.12903225806451613" office:value-type="float"/>
          <table:table-cell office:value="0.0" office:value-type="float"/>
          <table:table-cell office:value="1.672935925301837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3942" office:value-type="float"/>
          <table:table-cell office:value="0.09090909090909091" office:value-type="float"/>
          <table:table-cell office:value="0.0" office:value-type="float"/>
          <table:table-cell office:value="1.700525193675058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26939077680083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45" office:value-type="float"/>
          <table:table-cell office:value="0.26666666666666666" office:value-type="float"/>
          <table:table-cell office:value="0.0" office:value-type="float"/>
          <table:table-cell office:value="1.7142394504593397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49" office:value-type="float"/>
          <table:table-cell office:value="0.07407407407407407" office:value-type="float"/>
          <table:table-cell office:value="0.0" office:value-type="float"/>
          <table:table-cell office:value="1.693326469514825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.0" office:value-type="float"/>
          <table:table-cell office:value="1.690695622742035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.0" office:value-type="float"/>
          <table:table-cell office:value="1.6955950782616693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.0" office:value-type="float"/>
          <table:table-cell office:value="0.0" office:value-type="float"/>
          <table:table-cell office:value="1.6883565226961899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.0" office:value-type="float"/>
          <table:table-cell office:value="1.6955078172448805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.0" office:value-type="float"/>
          <table:table-cell office:value="1.703578686297565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.0" office:value-type="float"/>
          <table:table-cell office:value="1.6618092356829892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.0" office:value-type="float"/>
          <table:table-cell office:value="1.6748510214407029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.0" office:value-type="float"/>
          <table:table-cell office:value="1.7112361583296651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.0" office:value-type="float"/>
          <table:table-cell office:value="1.6984962251789992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.0" office:value-type="float"/>
          <table:table-cell office:value="1.675784646175119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.0" office:value-type="float"/>
          <table:table-cell office:value="1.7041697109571043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.0" office:value-type="float"/>
          <table:table-cell office:value="1.703006126132912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.0" office:value-type="float"/>
          <table:table-cell office:value="1.7388448906709113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9" office:value-type="float"/>
          <table:table-cell office:value="0.15112540192926044" office:value-type="float"/>
          <table:table-cell office:value="0.0" office:value-type="float"/>
          <table:table-cell office:value="1.6911679251259126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6" office:value-type="float"/>
          <table:table-cell office:value="0.19240506329113924" office:value-type="float"/>
          <table:table-cell office:value="0.0" office:value-type="float"/>
          <table:table-cell office:value="1.70603487646102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.0" office:value-type="float"/>
          <table:table-cell office:value="1.7358865285645286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.0" office:value-type="float"/>
          <table:table-cell office:value="1.6971635057775394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5" office:value-type="float"/>
          <table:table-cell office:value="0.22580645161290322" office:value-type="float"/>
          <table:table-cell office:value="0.0" office:value-type="float"/>
          <table:table-cell office:value="1.6986206478252337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.0" office:value-type="float"/>
          <table:table-cell office:value="1.689817162186779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.0" office:value-type="float"/>
          <table:table-cell office:value="1.702117004118474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.0" office:value-type="float"/>
          <table:table-cell office:value="1.6951956411469535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.0" office:value-type="float"/>
          <table:table-cell office:value="1.6819676583132315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.0" office:value-type="float"/>
          <table:table-cell office:value="1.7332198329071493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46" office:value-type="float"/>
          <table:table-cell office:value="0.2631578947368421" office:value-type="float"/>
          <table:table-cell office:value="0.0" office:value-type="float"/>
          <table:table-cell office:value="1.7198547370460406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42" office:value-type="float"/>
          <table:table-cell office:value="0.08490566037735849" office:value-type="float"/>
          <table:table-cell office:value="0.0" office:value-type="float"/>
          <table:table-cell office:value="1.6758091221471876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.0" office:value-type="float"/>
          <table:table-cell office:value="1.7360199801958223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73" office:value-type="float"/>
          <table:table-cell office:value="0.2727272727272727" office:value-type="float"/>
          <table:table-cell office:value="0.0" office:value-type="float"/>
          <table:table-cell office:value="1.7206389818703527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.0" office:value-type="float"/>
          <table:table-cell office:value="1.709663053388087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631" office:value-type="float"/>
          <table:table-cell office:value="0.15942028985507245" office:value-type="float"/>
          <table:table-cell office:value="0.0" office:value-type="float"/>
          <table:table-cell office:value="1.7045524140835906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29" office:value-type="float"/>
          <table:table-cell office:value="0.16396396396396395" office:value-type="float"/>
          <table:table-cell office:value="0.0" office:value-type="float"/>
          <table:table-cell office:value="1.7033528956911759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025" office:value-type="float"/>
          <table:table-cell office:value="0.18181818181818182" office:value-type="float"/>
          <table:table-cell office:value="0.0" office:value-type="float"/>
          <table:table-cell office:value="1.7136970800105782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502" office:value-type="float"/>
          <table:table-cell office:value="0.19318181818181818" office:value-type="float"/>
          <table:table-cell office:value="0.0" office:value-type="float"/>
          <table:table-cell office:value="1.7067417886002985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9" office:value-type="float"/>
          <table:table-cell office:value="0.7894736842105263" office:value-type="float"/>
          <table:table-cell office:value="0.0" office:value-type="float"/>
          <table:table-cell office:value="0.22201986362063578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.0" office:value-type="float"/>
          <table:table-cell office:value="0.0" office:value-type="float"/>
          <table:table-cell office:value="1.7091963570309063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.0" office:value-type="float"/>
          <table:table-cell office:value="1.6776472630577433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77" office:value-type="float"/>
          <table:table-cell office:value="0.13725490196078433" office:value-type="float"/>
          <table:table-cell office:value="0.0" office:value-type="float"/>
          <table:table-cell office:value="1.6858205846857748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.0" office:value-type="float"/>
          <table:table-cell office:value="1.6652764028948703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2" office:value-type="float"/>
          <table:table-cell office:value="0.42857142857142855" office:value-type="float"/>
          <table:table-cell office:value="0.0" office:value-type="float"/>
          <table:table-cell office:value="1.7290963453164285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.0" office:value-type="float"/>
          <table:table-cell office:value="1.729937516220887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5" office:value-type="float"/>
          <table:table-cell office:value="0.10526315789473684" office:value-type="float"/>
          <table:table-cell office:value="0.0" office:value-type="float"/>
          <table:table-cell office:value="1.6836683292035954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.0" office:value-type="float"/>
          <table:table-cell office:value="1.6788282728044488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.0" office:value-type="float"/>
          <table:table-cell office:value="1.693383791255437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173" office:value-type="float"/>
          <table:table-cell office:value="0.13953488372093023" office:value-type="float"/>
          <table:table-cell office:value="0.0" office:value-type="float"/>
          <table:table-cell office:value="1.6899135806841814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0" office:value-type="float"/>
          <table:table-cell office:value="0.24453608173742464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6" office:value-type="float"/>
          <table:table-cell office:value="0.18807339449541285" office:value-type="float"/>
          <table:table-cell office:value="0.0" office:value-type="float"/>
          <table:table-cell office:value="1.6946835484297151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5" office:value-type="float"/>
          <table:table-cell office:value="0.25" office:value-type="float"/>
          <table:table-cell office:value="0.0" office:value-type="float"/>
          <table:table-cell office:value="1.731535600191988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.0" office:value-type="float"/>
          <table:table-cell office:value="1.7101325923138018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37" office:value-type="float"/>
          <table:table-cell office:value="0.15151515151515152" office:value-type="float"/>
          <table:table-cell office:value="0.0" office:value-type="float"/>
          <table:table-cell office:value="1.68801200520057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.0" office:value-type="float"/>
          <table:table-cell office:value="1.691359752217812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1" office:value-type="float"/>
          <table:table-cell office:value="0.4444444444444444" office:value-type="float"/>
          <table:table-cell office:value="0.0" office:value-type="float"/>
          <table:table-cell office:value="1.7461657500490806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.0" office:value-type="float"/>
          <table:table-cell office:value="1.713910851202701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6" office:value-type="float"/>
          <table:table-cell office:value="0.4024390243902439" office:value-type="float"/>
          <table:table-cell office:value="0.0" office:value-type="float"/>
          <table:table-cell office:value="1.7409564541074487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320930776156075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35" office:value-type="float"/>
          <table:table-cell office:value="0.04854368932038835" office:value-type="float"/>
          <table:table-cell office:value="0.0" office:value-type="float"/>
          <table:table-cell office:value="1.683735886896714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.0" office:value-type="float"/>
          <table:table-cell office:value="0.0" office:value-type="float"/>
          <table:table-cell office:value="1.70443583514399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.0" office:value-type="float"/>
          <table:table-cell office:value="1.697629057076477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5" office:value-type="float"/>
          <table:table-cell office:value="0.16666666666666666" office:value-type="float"/>
          <table:table-cell office:value="0.0" office:value-type="float"/>
          <table:table-cell office:value="1.7027725478118791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63" office:value-type="float"/>
          <table:table-cell office:value="0.27419354838709675" office:value-type="float"/>
          <table:table-cell office:value="0.0" office:value-type="float"/>
          <table:table-cell office:value="1.7247580405571412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65" office:value-type="float"/>
          <table:table-cell office:value="0.16176470588235295" office:value-type="float"/>
          <table:table-cell office:value="0.0" office:value-type="float"/>
          <table:table-cell office:value="1.7032288066989374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196" office:value-type="float"/>
          <table:table-cell office:value="0.02702702702702703" office:value-type="float"/>
          <table:table-cell office:value="0.0" office:value-type="float"/>
          <table:table-cell office:value="1.6591349673038875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.0" office:value-type="float"/>
          <table:table-cell office:value="1.6878930038294249" office:value-type="float"/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86025565590473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6" office:value-type="float"/>
          <table:table-cell office:value="0.14257425742574256" office:value-type="float"/>
          <table:table-cell office:value="0.0" office:value-type="float"/>
          <table:table-cell office:value="1.6779952176382107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4" office:value-type="float"/>
          <table:table-cell office:value="0.21351351351351353" office:value-type="float"/>
          <table:table-cell office:value="0.0" office:value-type="float"/>
          <table:table-cell office:value="1.6948309504087258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.0" office:value-type="float"/>
          <table:table-cell office:value="1.712277101249722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0" office:value-type="float"/>
          <table:table-cell office:value="0.24432378900801074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.0" office:value-type="float"/>
          <table:table-cell office:value="1.6518662382096991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.0" office:value-type="float"/>
          <table:table-cell office:value="1.7045170070297366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17" office:value-type="float"/>
          <table:table-cell office:value="0.03" office:value-type="float"/>
          <table:table-cell office:value="0.0" office:value-type="float"/>
          <table:table-cell office:value="1.681108450558968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.0" office:value-type="float"/>
          <table:table-cell office:value="1.692783651366558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.0" office:value-type="float"/>
          <table:table-cell office:value="1.6669743768867578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01" office:value-type="float"/>
          <table:table-cell office:value="0.13333333333333333" office:value-type="float"/>
          <table:table-cell office:value="0.0" office:value-type="float"/>
          <table:table-cell office:value="1.6898460489728466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.0" office:value-type="float"/>
          <table:table-cell office:value="1.6749463999614183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.0" office:value-type="float"/>
          <table:table-cell office:value="1.7131703314276496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.0" office:value-type="float"/>
          <table:table-cell office:value="1.6655071338454397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84" office:value-type="float"/>
          <table:table-cell office:value="0.7948717948717948" office:value-type="float"/>
          <table:table-cell office:value="0.0" office:value-type="float"/>
          <table:table-cell office:value="0.18555523522865136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.0" office:value-type="float"/>
          <table:table-cell office:value="1.687436286358901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.0" office:value-type="float"/>
          <table:table-cell office:value="1.6581455476193983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.0" office:value-type="float"/>
          <table:table-cell office:value="1.7453138225353009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.0" office:value-type="float"/>
          <table:table-cell office:value="1.6823495207390449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.0" office:value-type="float"/>
          <table:table-cell office:value="1.7240901848594936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.0" office:value-type="float"/>
          <table:table-cell office:value="1.7083984941650057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0" office:value-type="float"/>
          <table:table-cell office:value="0.20584222623501564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0" office:value-type="float"/>
          <table:table-cell office:value="0.17371261809070768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63" office:value-type="float"/>
          <table:table-cell office:value="0.043478260869565216" office:value-type="float"/>
          <table:table-cell office:value="0.0" office:value-type="float"/>
          <table:table-cell office:value="1.656889335803194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0" office:value-type="float"/>
          <table:table-cell office:value="0.2024502127714954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" office:value-type="float"/>
          <table:table-cell office:value="0.10344827586206896" office:value-type="float"/>
          <table:table-cell office:value="0.0" office:value-type="float"/>
          <table:table-cell office:value="1.682199570528271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43" office:value-type="float"/>
          <table:table-cell office:value="0.13050570962479607" office:value-type="float"/>
          <table:table-cell office:value="0.0" office:value-type="float"/>
          <table:table-cell office:value="1.6941840076286463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.0" office:value-type="float"/>
          <table:table-cell office:value="1.68981479867649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84" office:value-type="float"/>
          <table:table-cell office:value="0.2" office:value-type="float"/>
          <table:table-cell office:value="0.0" office:value-type="float"/>
          <table:table-cell office:value="1.694994189039046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.0" office:value-type="float"/>
          <table:table-cell office:value="1.66799174055667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.0" office:value-type="float"/>
          <table:table-cell office:value="1.68315918203264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.0" office:value-type="float"/>
          <table:table-cell office:value="1.7158809022454806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58" office:value-type="float"/>
          <table:table-cell office:value="0.2" office:value-type="float"/>
          <table:table-cell office:value="0.0" office:value-type="float"/>
          <table:table-cell office:value="1.7227962930247953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55" office:value-type="float"/>
          <table:table-cell office:value="0.0" office:value-type="float"/>
          <table:table-cell office:value="0.0" office:value-type="float"/>
          <table:table-cell office:value="1.7080452946654694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.0" office:value-type="float"/>
          <table:table-cell office:value="1.67691161480168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.0" office:value-type="float"/>
          <table:table-cell office:value="1.6911841563238494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.0" office:value-type="float"/>
          <table:table-cell office:value="1.701078806016059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.0" office:value-type="float"/>
          <table:table-cell office:value="1.69270226722225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.0" office:value-type="float"/>
          <table:table-cell office:value="1.6326531983314552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81" office:value-type="float"/>
          <table:table-cell office:value="0.16346153846153846" office:value-type="float"/>
          <table:table-cell office:value="0.0" office:value-type="float"/>
          <table:table-cell office:value="1.687589321653874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.0" office:value-type="float"/>
          <table:table-cell office:value="1.7033428413450409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.0" office:value-type="float"/>
          <table:table-cell office:value="1.7182420356243295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4" office:value-type="float"/>
          <table:table-cell office:value="0.4358974358974359" office:value-type="float"/>
          <table:table-cell office:value="0.0" office:value-type="float"/>
          <table:table-cell office:value="0.24148613470019165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0" office:value-type="float"/>
          <table:table-cell office:value="0.16913109648580607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.0" office:value-type="float"/>
          <table:table-cell office:value="1.6995118186160159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6" office:value-type="float"/>
          <table:table-cell office:value="0.17307692307692307" office:value-type="float"/>
          <table:table-cell office:value="0.0" office:value-type="float"/>
          <table:table-cell office:value="1.6664728063603063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0" office:value-type="float"/>
          <table:table-cell office:value="0.1654355924989669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.0" office:value-type="float"/>
          <table:table-cell office:value="1.679748973919885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.0" office:value-type="float"/>
          <table:table-cell office:value="1.6748637352625981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78" office:value-type="float"/>
          <table:table-cell office:value="0.08333333333333333" office:value-type="float"/>
          <table:table-cell office:value="0.0" office:value-type="float"/>
          <table:table-cell office:value="1.674639007894882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748827522494787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343" office:value-type="float"/>
          <table:table-cell office:value="0.28654970760233917" office:value-type="float"/>
          <table:table-cell office:value="0.0" office:value-type="float"/>
          <table:table-cell office:value="1.7267897034681114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82" office:value-type="float"/>
          <table:table-cell office:value="0.09090909090909091" office:value-type="float"/>
          <table:table-cell office:value="0.0" office:value-type="float"/>
          <table:table-cell office:value="1.6724349881535328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.0" office:value-type="float"/>
          <table:table-cell office:value="1.6816341217484414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0" office:value-type="float"/>
          <table:table-cell office:value="0.22144427960038576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08" office:value-type="float"/>
          <table:table-cell office:value="0.0" office:value-type="float"/>
          <table:table-cell office:value="0.0" office:value-type="float"/>
          <table:table-cell office:value="1.6730968590375486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48" office:value-type="float"/>
          <table:table-cell office:value="0.23943661971830985" office:value-type="float"/>
          <table:table-cell office:value="0.0" office:value-type="float"/>
          <table:table-cell office:value="1.7090319645677723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.0" office:value-type="float"/>
          <table:table-cell office:value="1.7248035258443064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.0" office:value-type="float"/>
          <table:table-cell office:value="1.7245070110788485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.0" office:value-type="float"/>
          <table:table-cell office:value="1.6889028924852625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.0" office:value-type="float"/>
          <table:table-cell office:value="1.6874849423836924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.0" office:value-type="float"/>
          <table:table-cell office:value="1.6574638960442583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39" office:value-type="float"/>
          <table:table-cell office:value="0.2222222222222222" office:value-type="float"/>
          <table:table-cell office:value="0.0" office:value-type="float"/>
          <table:table-cell office:value="1.7069872127440302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52" office:value-type="float"/>
          <table:table-cell office:value="0.1568627450980392" office:value-type="float"/>
          <table:table-cell office:value="0.0" office:value-type="float"/>
          <table:table-cell office:value="1.7019897560725734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.0" office:value-type="float"/>
          <table:table-cell office:value="1.716369675593776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533" office:value-type="float"/>
          <table:table-cell office:value="0.23204419889502761" office:value-type="float"/>
          <table:table-cell office:value="0.0" office:value-type="float"/>
          <table:table-cell office:value="1.714132573606842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.0" office:value-type="float"/>
          <table:table-cell office:value="0.0" office:value-type="float"/>
          <table:table-cell office:value="1.6873451153605383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42" office:value-type="float"/>
          <table:table-cell office:value="0.08695652173913043" office:value-type="float"/>
          <table:table-cell office:value="0.0" office:value-type="float"/>
          <table:table-cell office:value="1.688543866498639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.0" office:value-type="float"/>
          <table:table-cell office:value="1.7284903795973743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.0" office:value-type="float"/>
          <table:table-cell office:value="0.0" office:value-type="float"/>
          <table:table-cell office:value="1.68470938147381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" office:value-type="float"/>
          <table:table-cell office:value="0.27848101265822783" office:value-type="float"/>
          <table:table-cell office:value="0.0" office:value-type="float"/>
          <table:table-cell office:value="1.7268840714885265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.0" office:value-type="float"/>
          <table:table-cell office:value="1.67340200553497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.0" office:value-type="float"/>
          <table:table-cell office:value="0.0" office:value-type="float"/>
          <table:table-cell office:value="0.12417862806338476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.0" office:value-type="float"/>
          <table:table-cell office:value="1.6724449928235035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.0" office:value-type="float"/>
          <table:table-cell office:value="1.714009775300348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5" office:value-type="float"/>
          <table:table-cell office:value="0.4" office:value-type="float"/>
          <table:table-cell office:value="0.0" office:value-type="float"/>
          <table:table-cell office:value="1.7104531372114693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503452186570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.0" office:value-type="float"/>
          <table:table-cell office:value="1.687353573831084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62" office:value-type="float"/>
          <table:table-cell office:value="0.25" office:value-type="float"/>
          <table:table-cell office:value="0.0" office:value-type="float"/>
          <table:table-cell office:value="1.7107358976942493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.0" office:value-type="float"/>
          <table:table-cell office:value="1.7109687160327074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.0" office:value-type="float"/>
          <table:table-cell office:value="1.692179002280529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" office:value-type="float"/>
          <table:table-cell office:value="0.2" office:value-type="float"/>
          <table:table-cell office:value="0.0" office:value-type="float"/>
          <table:table-cell office:value="1.6942821431705406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.0" office:value-type="float"/>
          <table:table-cell office:value="1.6717097064872737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11" office:value-type="float"/>
          <table:table-cell office:value="0.3382352941176471" office:value-type="float"/>
          <table:table-cell office:value="0.0" office:value-type="float"/>
          <table:table-cell office:value="1.73889937525306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.0" office:value-type="float"/>
          <table:table-cell office:value="1.6959114888252245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.0" office:value-type="float"/>
          <table:table-cell office:value="1.697716112800573" office:value-type="float"/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3" office:value-type="float"/>
          <table:table-cell office:value="0.37948717948717947" office:value-type="float"/>
          <table:table-cell office:value="0.0" office:value-type="float"/>
          <table:table-cell office:value="1.7323981805309978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3" office:value-type="float"/>
          <table:table-cell office:value="0.10309278350515463" office:value-type="float"/>
          <table:table-cell office:value="0.0" office:value-type="float"/>
          <table:table-cell office:value="1.6767179870301325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.0" office:value-type="float"/>
          <table:table-cell office:value="1.7350466556859405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.0" office:value-type="float"/>
          <table:table-cell office:value="1.7080815351290097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.0" office:value-type="float"/>
          <table:table-cell office:value="1.7039611954987444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.0" office:value-type="float"/>
          <table:table-cell office:value="1.6840927781248853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0" office:value-type="float"/>
          <table:table-cell office:value="0.23713861737281802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.0" office:value-type="float"/>
          <table:table-cell office:value="0.0" office:value-type="float"/>
          <table:table-cell office:value="1.6610343182322507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.0" office:value-type="float"/>
          <table:table-cell office:value="1.7264497739825861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5987" office:value-type="float"/>
          <table:table-cell office:value="0.0784313725490196" office:value-type="float"/>
          <table:table-cell office:value="0.0" office:value-type="float"/>
          <table:table-cell office:value="1.672866229463975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.0" office:value-type="float"/>
          <table:table-cell office:value="1.7174450580977367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.0" office:value-type="float"/>
          <table:table-cell office:value="1.714342836538909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25" office:value-type="float"/>
          <table:table-cell office:value="0.11728395061728394" office:value-type="float"/>
          <table:table-cell office:value="0.0" office:value-type="float"/>
          <table:table-cell office:value="1.6994638248405334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.0" office:value-type="float"/>
          <table:table-cell office:value="1.7157924540263092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.0" office:value-type="float"/>
          <table:table-cell office:value="1.691044310020811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7" office:value-type="float"/>
          <table:table-cell office:value="0.5507246376811594" office:value-type="float"/>
          <table:table-cell office:value="0.0" office:value-type="float"/>
          <table:table-cell office:value="0.22578202299167388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2" office:value-type="float"/>
          <table:table-cell office:value="0.09545454545454546" office:value-type="float"/>
          <table:table-cell office:value="0.0" office:value-type="float"/>
          <table:table-cell office:value="1.6882750476405244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8096" office:value-type="float"/>
          <table:table-cell office:value="0.1388888888888889" office:value-type="float"/>
          <table:table-cell office:value="0.0" office:value-type="float"/>
          <table:table-cell office:value="1.693812052905684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.0" office:value-type="float"/>
          <table:table-cell office:value="1.7148241996046567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.0" office:value-type="float"/>
          <table:table-cell office:value="1.7136357976586458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30308952157753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.0" office:value-type="float"/>
          <table:table-cell office:value="1.7240315824140702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976" office:value-type="float"/>
          <table:table-cell office:value="0.11926605504587157" office:value-type="float"/>
          <table:table-cell office:value="0.0" office:value-type="float"/>
          <table:table-cell office:value="1.6928778378683391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203" office:value-type="float"/>
          <table:table-cell office:value="0.2777777777777778" office:value-type="float"/>
          <table:table-cell office:value="0.0" office:value-type="float"/>
          <table:table-cell office:value="1.7200664875434335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.0" office:value-type="float"/>
          <table:table-cell office:value="1.6901762613693245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.0" office:value-type="float"/>
          <table:table-cell office:value="1.7102613300009986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1" office:value-type="float"/>
          <table:table-cell office:value="0.19672131147540983" office:value-type="float"/>
          <table:table-cell office:value="0.0" office:value-type="float"/>
          <table:table-cell office:value="1.7044417511090197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.0" office:value-type="float"/>
          <table:table-cell office:value="1.713149077479815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18" office:value-type="float"/>
          <table:table-cell office:value="0.2727272727272727" office:value-type="float"/>
          <table:table-cell office:value="0.0" office:value-type="float"/>
          <table:table-cell office:value="1.735201155382719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" office:value-type="float"/>
          <table:table-cell office:value="0.07692307692307693" office:value-type="float"/>
          <table:table-cell office:value="0.0" office:value-type="float"/>
          <table:table-cell office:value="1.6792532269690101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041126240469517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.0" office:value-type="float"/>
          <table:table-cell office:value="1.707973729199125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52" office:value-type="float"/>
          <table:table-cell office:value="0.08333333333333333" office:value-type="float"/>
          <table:table-cell office:value="0.0" office:value-type="float"/>
          <table:table-cell office:value="1.6775821544731961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.0" office:value-type="float"/>
          <table:table-cell office:value="1.7206838779506457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.0" office:value-type="float"/>
          <table:table-cell office:value="1.7266245271082832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36" office:value-type="float"/>
          <table:table-cell office:value="0.04" office:value-type="float"/>
          <table:table-cell office:value="0.0" office:value-type="float"/>
          <table:table-cell office:value="1.6869405229794483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.0" office:value-type="float"/>
          <table:table-cell office:value="1.6923436355558568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.0" office:value-type="float"/>
          <table:table-cell office:value="1.7125343336511596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632929306577462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22" office:value-type="float"/>
          <table:table-cell office:value="0.26" office:value-type="float"/>
          <table:table-cell office:value="0.0" office:value-type="float"/>
          <table:table-cell office:value="1.718668229929973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.0" office:value-type="float"/>
          <table:table-cell office:value="1.6964368537106314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5" office:value-type="float"/>
          <table:table-cell office:value="0.13636363636363635" office:value-type="float"/>
          <table:table-cell office:value="0.0" office:value-type="float"/>
          <table:table-cell office:value="1.6814598814046997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.0" office:value-type="float"/>
          <table:table-cell office:value="1.6959518324763554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.0" office:value-type="float"/>
          <table:table-cell office:value="1.6742639528731793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.0" office:value-type="float"/>
          <table:table-cell office:value="1.690013841029735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92" office:value-type="float"/>
          <table:table-cell office:value="0.21568627450980393" office:value-type="float"/>
          <table:table-cell office:value="0.0" office:value-type="float"/>
          <table:table-cell office:value="1.7070209580161284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1" office:value-type="float"/>
          <table:table-cell office:value="0.029411764705882353" office:value-type="float"/>
          <table:table-cell office:value="0.0" office:value-type="float"/>
          <table:table-cell office:value="1.6626086714513917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.0" office:value-type="float"/>
          <table:table-cell office:value="1.7148961294273046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22" office:value-type="float"/>
          <table:table-cell office:value="0.05263157894736842" office:value-type="float"/>
          <table:table-cell office:value="0.0" office:value-type="float"/>
          <table:table-cell office:value="1.708649638168681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.0" office:value-type="float"/>
          <table:table-cell office:value="1.7240301843894164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.0" office:value-type="float"/>
          <table:table-cell office:value="1.6784192887989908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.0" office:value-type="float"/>
          <table:table-cell office:value="1.6770582423508418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.0" office:value-type="float"/>
          <table:table-cell office:value="1.7211526571737275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.0" office:value-type="float"/>
          <table:table-cell office:value="1.7136773001598609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773" office:value-type="float"/>
          <table:table-cell office:value="0.22419928825622776" office:value-type="float"/>
          <table:table-cell office:value="0.0" office:value-type="float"/>
          <table:table-cell office:value="1.7086779474117693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.0" office:value-type="float"/>
          <table:table-cell office:value="1.7073611170356655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3" office:value-type="float"/>
          <table:table-cell office:value="0.32727272727272727" office:value-type="float"/>
          <table:table-cell office:value="0.0" office:value-type="float"/>
          <table:table-cell office:value="1.732638193422428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.0" office:value-type="float"/>
          <table:table-cell office:value="1.6717374827558484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.0" office:value-type="float"/>
          <table:table-cell office:value="1.7131285292737177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.0" office:value-type="float"/>
          <table:table-cell office:value="1.746031633786932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.0" office:value-type="float"/>
          <table:table-cell office:value="1.6900312176871912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14" office:value-type="float"/>
          <table:table-cell office:value="0.0" office:value-type="float"/>
          <table:table-cell office:value="0.0" office:value-type="float"/>
          <table:table-cell office:value="1.6750808169600448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.0" office:value-type="float"/>
          <table:table-cell office:value="1.7330009578314296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.0" office:value-type="float"/>
          <table:table-cell office:value="1.6865363684586414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67" office:value-type="float"/>
          <table:table-cell office:value="0.19402985074626866" office:value-type="float"/>
          <table:table-cell office:value="0.0" office:value-type="float"/>
          <table:table-cell office:value="1.699872803554609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.0" office:value-type="float"/>
          <table:table-cell office:value="1.696793493980994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.0" office:value-type="float"/>
          <table:table-cell office:value="1.7042735952349373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.0" office:value-type="float"/>
          <table:table-cell office:value="1.7009865164344944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.0" office:value-type="float"/>
          <table:table-cell office:value="1.7315113884844626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.0" office:value-type="float"/>
          <table:table-cell office:value="1.689986865000886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.0" office:value-type="float"/>
          <table:table-cell office:value="1.7436517274616343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.0" office:value-type="float"/>
          <table:table-cell office:value="0.0" office:value-type="float"/>
          <table:table-cell office:value="0.1293825112616145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.0" office:value-type="float"/>
          <table:table-cell office:value="1.729328724082192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.0" office:value-type="float"/>
          <table:table-cell office:value="1.714267944405492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.0" office:value-type="float"/>
          <table:table-cell office:value="1.7134419613960423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.0" office:value-type="float"/>
          <table:table-cell office:value="1.737146821029618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25" office:value-type="float"/>
          <table:table-cell office:value="0.08482142857142858" office:value-type="float"/>
          <table:table-cell office:value="0.0" office:value-type="float"/>
          <table:table-cell office:value="1.6767226734069076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.0" office:value-type="float"/>
          <table:table-cell office:value="1.7083434531317565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09" office:value-type="float"/>
          <table:table-cell office:value="0.2222222222222222" office:value-type="float"/>
          <table:table-cell office:value="0.0" office:value-type="float"/>
          <table:table-cell office:value="1.6977629899220885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237" office:value-type="float"/>
          <table:table-cell office:value="0.2708333333333333" office:value-type="float"/>
          <table:table-cell office:value="0.0" office:value-type="float"/>
          <table:table-cell office:value="1.7179586704569518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202" office:value-type="float"/>
          <table:table-cell office:value="0.37681159420289856" office:value-type="float"/>
          <table:table-cell office:value="0.0" office:value-type="float"/>
          <table:table-cell office:value="1.734520418894116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0" office:value-type="float"/>
          <table:table-cell office:value="0.19974260048120723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.0" office:value-type="float"/>
          <table:table-cell office:value="1.6796594725393725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866150596692062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.0" office:value-type="float"/>
          <table:table-cell office:value="1.7203696531014887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2059370841276188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.0" office:value-type="float"/>
          <table:table-cell office:value="1.685180369173646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.0" office:value-type="float"/>
          <table:table-cell office:value="1.714469086477094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0650367036240388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.0" office:value-type="float"/>
          <table:table-cell office:value="0.0" office:value-type="float"/>
          <table:table-cell office:value="1.5871963133009181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7" office:value-type="float"/>
          <table:table-cell office:value="0.1388888888888889" office:value-type="float"/>
          <table:table-cell office:value="0.0" office:value-type="float"/>
          <table:table-cell office:value="1.7051735233038432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.0" office:value-type="float"/>
          <table:table-cell office:value="1.7210334017942612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5" office:value-type="float"/>
          <table:table-cell office:value="0.19318181818181818" office:value-type="float"/>
          <table:table-cell office:value="0.0" office:value-type="float"/>
          <table:table-cell office:value="1.7071621156739871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.0" office:value-type="float"/>
          <table:table-cell office:value="1.697161667806401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9" office:value-type="float"/>
          <table:table-cell office:value="0.330188679245283" office:value-type="float"/>
          <table:table-cell office:value="0.0" office:value-type="float"/>
          <table:table-cell office:value="1.733783956652591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463" office:value-type="float"/>
          <table:table-cell office:value="0.125" office:value-type="float"/>
          <table:table-cell office:value="0.0" office:value-type="float"/>
          <table:table-cell office:value="1.6900112132460006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3" office:value-type="float"/>
          <table:table-cell office:value="0.25806451612903225" office:value-type="float"/>
          <table:table-cell office:value="0.0" office:value-type="float"/>
          <table:table-cell office:value="1.7222708989384903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.0" office:value-type="float"/>
          <table:table-cell office:value="1.6902929926208556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.0" office:value-type="float"/>
          <table:table-cell office:value="1.7007653260844922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.0" office:value-type="float"/>
          <table:table-cell office:value="1.6775736808288255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.0" office:value-type="float"/>
          <table:table-cell office:value="1.7009263539786492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.0" office:value-type="float"/>
          <table:table-cell office:value="1.7229444772950382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27" office:value-type="float"/>
          <table:table-cell office:value="0.18181818181818182" office:value-type="float"/>
          <table:table-cell office:value="0.0" office:value-type="float"/>
          <table:table-cell office:value="1.721493615427398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262039810849994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76228269171714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.0" office:value-type="float"/>
          <table:table-cell office:value="1.68293356600032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.0" office:value-type="float"/>
          <table:table-cell office:value="1.7076880210148788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133" office:value-type="float"/>
          <table:table-cell office:value="0.14754098360655737" office:value-type="float"/>
          <table:table-cell office:value="0.0" office:value-type="float"/>
          <table:table-cell office:value="1.6931235079966989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2" office:value-type="float"/>
          <table:table-cell office:value="0.24789915966386555" office:value-type="float"/>
          <table:table-cell office:value="0.0" office:value-type="float"/>
          <table:table-cell office:value="1.715710006843575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.0" office:value-type="float"/>
          <table:table-cell office:value="1.7337461406313608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.0" office:value-type="float"/>
          <table:table-cell office:value="1.6873958412006451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.0" office:value-type="float"/>
          <table:table-cell office:value="1.6970365339997986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.0" office:value-type="float"/>
          <table:table-cell office:value="1.7255639037838086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.0" office:value-type="float"/>
          <table:table-cell office:value="1.687296280340770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.0" office:value-type="float"/>
          <table:table-cell office:value="1.704302185190452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9" office:value-type="float"/>
          <table:table-cell office:value="0.058823529411764705" office:value-type="float"/>
          <table:table-cell office:value="0.0" office:value-type="float"/>
          <table:table-cell office:value="1.674999085352215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9" office:value-type="float"/>
          <table:table-cell office:value="0.037037037037037035" office:value-type="float"/>
          <table:table-cell office:value="0.0" office:value-type="float"/>
          <table:table-cell office:value="1.6450382785692668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.0" office:value-type="float"/>
          <table:table-cell office:value="1.6680107042159575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2" office:value-type="float"/>
          <table:table-cell office:value="0.07142857142857142" office:value-type="float"/>
          <table:table-cell office:value="0.0" office:value-type="float"/>
          <table:table-cell office:value="1.6805358009621738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102" office:value-type="float"/>
          <table:table-cell office:value="0.11428571428571428" office:value-type="float"/>
          <table:table-cell office:value="0.0" office:value-type="float"/>
          <table:table-cell office:value="1.6920329829312906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.0" office:value-type="float"/>
          <table:table-cell office:value="1.6836694568006345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24" office:value-type="float"/>
          <table:table-cell office:value="0.08333333333333333" office:value-type="float"/>
          <table:table-cell office:value="0.0" office:value-type="float"/>
          <table:table-cell office:value="1.6591493390063563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.0" office:value-type="float"/>
          <table:table-cell office:value="1.7112348003101165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.0" office:value-type="float"/>
          <table:table-cell office:value="1.7028183069919742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.0" office:value-type="float"/>
          <table:table-cell office:value="1.669916505718210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.0" office:value-type="float"/>
          <table:table-cell office:value="1.657961438570972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8241923911852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2055" office:value-type="float"/>
          <table:table-cell office:value="0.15384615384615385" office:value-type="float"/>
          <table:table-cell office:value="0.0" office:value-type="float"/>
          <table:table-cell office:value="1.6856980516043665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2" office:value-type="float"/>
          <table:table-cell office:value="0.42857142857142855" office:value-type="float"/>
          <table:table-cell office:value="0.0" office:value-type="float"/>
          <table:table-cell office:value="0.23217334035914775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.0" office:value-type="float"/>
          <table:table-cell office:value="1.6983847330187491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.0" office:value-type="float"/>
          <table:table-cell office:value="1.6836473648052372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5" office:value-type="float"/>
          <table:table-cell office:value="0.08695652173913043" office:value-type="float"/>
          <table:table-cell office:value="0.0" office:value-type="float"/>
          <table:table-cell office:value="1.6934898077537357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.0" office:value-type="float"/>
          <table:table-cell office:value="1.7393883283748903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.0" office:value-type="float"/>
          <table:table-cell office:value="1.7041204501631109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46" office:value-type="float"/>
          <table:table-cell office:value="0.22727272727272727" office:value-type="float"/>
          <table:table-cell office:value="0.0" office:value-type="float"/>
          <table:table-cell office:value="1.7085969620594323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66" office:value-type="float"/>
          <table:table-cell office:value="0.26666666666666666" office:value-type="float"/>
          <table:table-cell office:value="0.0" office:value-type="float"/>
          <table:table-cell office:value="1.7304372918107167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.0" office:value-type="float"/>
          <table:table-cell office:value="1.6972633541097684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4" office:value-type="float"/>
          <table:table-cell office:value="0.08888888888888889" office:value-type="float"/>
          <table:table-cell office:value="0.0" office:value-type="float"/>
          <table:table-cell office:value="1.662641305930825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.0" office:value-type="float"/>
          <table:table-cell office:value="1.7354189580478865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.0" office:value-type="float"/>
          <table:table-cell office:value="1.7119501624095947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117" office:value-type="float"/>
          <table:table-cell office:value="0.42857142857142855" office:value-type="float"/>
          <table:table-cell office:value="0.0" office:value-type="float"/>
          <table:table-cell office:value="0.23151437501293776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.0" office:value-type="float"/>
          <table:table-cell office:value="1.6935623543091263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.0" office:value-type="float"/>
          <table:table-cell office:value="0.0" office:value-type="float"/>
          <table:table-cell office:value="1.6521675819612254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.0" office:value-type="float"/>
          <table:table-cell office:value="1.7269449723777743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47" office:value-type="float"/>
          <table:table-cell office:value="0.3670886075949367" office:value-type="float"/>
          <table:table-cell office:value="0.0" office:value-type="float"/>
          <table:table-cell office:value="1.732968636654393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.0" office:value-type="float"/>
          <table:table-cell office:value="1.6796027502979227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.0" office:value-type="float"/>
          <table:table-cell office:value="1.709670959603387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.0" office:value-type="float"/>
          <table:table-cell office:value="1.70840555909381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3" office:value-type="float"/>
          <table:table-cell office:value="0.23076923076923078" office:value-type="float"/>
          <table:table-cell office:value="0.0" office:value-type="float"/>
          <table:table-cell office:value="1.708626678048683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.0" office:value-type="float"/>
          <table:table-cell office:value="1.678113794374743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.0" office:value-type="float"/>
          <table:table-cell office:value="1.699921776908185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2210354858853017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.0" office:value-type="float"/>
          <table:table-cell office:value="1.7163487922461396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31" office:value-type="float"/>
          <table:table-cell office:value="0.07142857142857142" office:value-type="float"/>
          <table:table-cell office:value="0.0" office:value-type="float"/>
          <table:table-cell office:value="1.6893625949061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9" office:value-type="float"/>
          <table:table-cell office:value="0.21715817694369974" office:value-type="float"/>
          <table:table-cell office:value="0.0" office:value-type="float"/>
          <table:table-cell office:value="1.702683388600907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299" office:value-type="float"/>
          <table:table-cell office:value="0.15789473684210525" office:value-type="float"/>
          <table:table-cell office:value="0.0" office:value-type="float"/>
          <table:table-cell office:value="1.7133055608691314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48" office:value-type="float"/>
          <table:table-cell office:value="0.3488372093023256" office:value-type="float"/>
          <table:table-cell office:value="0.0" office:value-type="float"/>
          <table:table-cell office:value="1.724566096808947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41" office:value-type="float"/>
          <table:table-cell office:value="0.20454545454545456" office:value-type="float"/>
          <table:table-cell office:value="0.0" office:value-type="float"/>
          <table:table-cell office:value="1.7095045960798063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4" office:value-type="float"/>
          <table:table-cell office:value="0.06593406593406594" office:value-type="float"/>
          <table:table-cell office:value="0.0" office:value-type="float"/>
          <table:table-cell office:value="1.6610705932497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.0" office:value-type="float"/>
          <table:table-cell office:value="1.7148209367843248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.0" office:value-type="float"/>
          <table:table-cell office:value="1.696436765467377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5" office:value-type="float"/>
          <table:table-cell office:value="0.5480769230769231" office:value-type="float"/>
          <table:table-cell office:value="0.0" office:value-type="float"/>
          <table:table-cell office:value="1.7321311908537564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.0" office:value-type="float"/>
          <table:table-cell office:value="0.0" office:value-type="float"/>
          <table:table-cell office:value="1.6639073625272232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8" office:value-type="float"/>
          <table:table-cell office:value="0.37209302325581395" office:value-type="float"/>
          <table:table-cell office:value="0.0" office:value-type="float"/>
          <table:table-cell office:value="1.7369102055150794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.0" office:value-type="float"/>
          <table:table-cell office:value="1.7023959008052114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.0" office:value-type="float"/>
          <table:table-cell office:value="1.7100287661977513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.0" office:value-type="float"/>
          <table:table-cell office:value="0.0" office:value-type="float"/>
          <table:table-cell office:value="1.6970922506336275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8" office:value-type="float"/>
          <table:table-cell office:value="0.5833333333333334" office:value-type="float"/>
          <table:table-cell office:value="0.0" office:value-type="float"/>
          <table:table-cell office:value="0.2228559161441521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.0" office:value-type="float"/>
          <table:table-cell office:value="1.6677759233451246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105" office:value-type="float"/>
          <table:table-cell office:value="0.2765957446808511" office:value-type="float"/>
          <table:table-cell office:value="0.0" office:value-type="float"/>
          <table:table-cell office:value="1.7147650222307471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345" office:value-type="float"/>
          <table:table-cell office:value="0.061946902654867256" office:value-type="float"/>
          <table:table-cell office:value="0.0" office:value-type="float"/>
          <table:table-cell office:value="1.6800324506741495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.0" office:value-type="float"/>
          <table:table-cell office:value="0.0" office:value-type="float"/>
          <table:table-cell office:value="0.17666832636717944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.0" office:value-type="float"/>
          <table:table-cell office:value="1.6897552758866068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278029435656106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185" office:value-type="float"/>
          <table:table-cell office:value="0.1386861313868613" office:value-type="float"/>
          <table:table-cell office:value="0.0" office:value-type="float"/>
          <table:table-cell office:value="1.6824362204067025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89513360857183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.0" office:value-type="float"/>
          <table:table-cell office:value="1.704737120762915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.0" office:value-type="float"/>
          <table:table-cell office:value="0.0" office:value-type="float"/>
          <table:table-cell office:value="1.64499397993413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.0" office:value-type="float"/>
          <table:table-cell office:value="1.676739907421607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.0" office:value-type="float"/>
          <table:table-cell office:value="1.698980849562513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.0" office:value-type="float"/>
          <table:table-cell office:value="1.6880190347366946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.0" office:value-type="float"/>
          <table:table-cell office:value="1.66693788898871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.0" office:value-type="float"/>
          <table:table-cell office:value="1.6908471467279087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.0" office:value-type="float"/>
          <table:table-cell office:value="0.0" office:value-type="float"/>
          <table:table-cell office:value="1.677689898772334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.0" office:value-type="float"/>
          <table:table-cell office:value="1.6870715988442213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.0" office:value-type="float"/>
          <table:table-cell office:value="1.6937640388816668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.0" office:value-type="float"/>
          <table:table-cell office:value="1.7416158167799727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.0" office:value-type="float"/>
          <table:table-cell office:value="1.7006900564509155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12" office:value-type="float"/>
          <table:table-cell office:value="0.84" office:value-type="float"/>
          <table:table-cell office:value="0.0" office:value-type="float"/>
          <table:table-cell office:value="0.20597334200029238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.0" office:value-type="float"/>
          <table:table-cell office:value="1.6892096351485208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3" office:value-type="float"/>
          <table:table-cell office:value="0.3603238866396761" office:value-type="float"/>
          <table:table-cell office:value="0.0" office:value-type="float"/>
          <table:table-cell office:value="1.7302428259586717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.0" office:value-type="float"/>
          <table:table-cell office:value="1.7012643103580405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.0" office:value-type="float"/>
          <table:table-cell office:value="1.7064916435141397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.0" office:value-type="float"/>
          <table:table-cell office:value="1.7251945056557592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.0" office:value-type="float"/>
          <table:table-cell office:value="1.7329404364629635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.0" office:value-type="float"/>
          <table:table-cell office:value="1.7045608645789223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0" office:value-type="float"/>
          <table:table-cell office:value="0.2419874512780988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.0" office:value-type="float"/>
          <table:table-cell office:value="1.7177480553366793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.0" office:value-type="float"/>
          <table:table-cell office:value="1.702608945754527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06" office:value-type="float"/>
          <table:table-cell office:value="0.08695652173913043" office:value-type="float"/>
          <table:table-cell office:value="0.0" office:value-type="float"/>
          <table:table-cell office:value="1.6828889022273308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556" office:value-type="float"/>
          <table:table-cell office:value="0.12396694214876033" office:value-type="float"/>
          <table:table-cell office:value="0.0" office:value-type="float"/>
          <table:table-cell office:value="1.7053357742571023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5" office:value-type="float"/>
          <table:table-cell office:value="0.05944055944055944" office:value-type="float"/>
          <table:table-cell office:value="0.0" office:value-type="float"/>
          <table:table-cell office:value="1.648133194064171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29" office:value-type="float"/>
          <table:table-cell office:value="0.11267605633802817" office:value-type="float"/>
          <table:table-cell office:value="0.0" office:value-type="float"/>
          <table:table-cell office:value="1.6484861099616361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.0" office:value-type="float"/>
          <table:table-cell office:value="1.6876092678305192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8" office:value-type="float"/>
          <table:table-cell office:value="0.13333333333333333" office:value-type="float"/>
          <table:table-cell office:value="0.0" office:value-type="float"/>
          <table:table-cell office:value="1.7127915473769895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0" office:value-type="float"/>
          <table:table-cell office:value="0.2416675876577291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12" office:value-type="float"/>
          <table:table-cell office:value="0.07116104868913857" office:value-type="float"/>
          <table:table-cell office:value="0.0" office:value-type="float"/>
          <table:table-cell office:value="1.6784632990240698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.0" office:value-type="float"/>
          <table:table-cell office:value="0.0" office:value-type="float"/>
          <table:table-cell office:value="1.6780666440871552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.0" office:value-type="float"/>
          <table:table-cell office:value="1.6844683926913588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.0" office:value-type="float"/>
          <table:table-cell office:value="1.7158711815401873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307" office:value-type="float"/>
          <table:table-cell office:value="0.3333333333333333" office:value-type="float"/>
          <table:table-cell office:value="0.0" office:value-type="float"/>
          <table:table-cell office:value="1.7395638304976309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4901696643338694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.0" office:value-type="float"/>
          <table:table-cell office:value="1.6884980929219395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16" office:value-type="float"/>
          <table:table-cell office:value="0.20833333333333334" office:value-type="float"/>
          <table:table-cell office:value="0.0" office:value-type="float"/>
          <table:table-cell office:value="1.7068616221452593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0" office:value-type="float"/>
          <table:table-cell office:value="0.24087984955461458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.0" office:value-type="float"/>
          <table:table-cell office:value="1.681960155512767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854" office:value-type="float"/>
          <table:table-cell office:value="0.12121212121212122" office:value-type="float"/>
          <table:table-cell office:value="0.0" office:value-type="float"/>
          <table:table-cell office:value="1.698394282272892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.0" office:value-type="float"/>
          <table:table-cell office:value="1.7329364685643651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.0" office:value-type="float"/>
          <table:table-cell office:value="1.7039280546215956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.0" office:value-type="float"/>
          <table:table-cell office:value="1.7054612689656155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.0" office:value-type="float"/>
          <table:table-cell office:value="0.0" office:value-type="float"/>
          <table:table-cell office:value="0.1866497595049171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.0" office:value-type="float"/>
          <table:table-cell office:value="1.7166989449088257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.0" office:value-type="float"/>
          <table:table-cell office:value="1.6829502483886924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.0" office:value-type="float"/>
          <table:table-cell office:value="1.6900382700005174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.0" office:value-type="float"/>
          <table:table-cell office:value="1.6987971579460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.0" office:value-type="float"/>
          <table:table-cell office:value="1.718096779948569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.0" office:value-type="float"/>
          <table:table-cell office:value="1.698139536632297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.0" office:value-type="float"/>
          <table:table-cell office:value="1.7122786586620276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.0" office:value-type="float"/>
          <table:table-cell office:value="1.6998203781547725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0" office:value-type="float"/>
          <table:table-cell office:value="0.2454489462855656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0515908375593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.0" office:value-type="float"/>
          <table:table-cell office:value="1.710639206198347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2976" office:value-type="float"/>
          <table:table-cell office:value="0.18133333333333335" office:value-type="float"/>
          <table:table-cell office:value="0.0" office:value-type="float"/>
          <table:table-cell office:value="1.7002819825688222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.0" office:value-type="float"/>
          <table:table-cell office:value="1.7214399026115412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87" office:value-type="float"/>
          <table:table-cell office:value="0.13333333333333333" office:value-type="float"/>
          <table:table-cell office:value="0.0" office:value-type="float"/>
          <table:table-cell office:value="1.6948243583384515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.0" office:value-type="float"/>
          <table:table-cell office:value="1.6726459218487304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48" office:value-type="float"/>
          <table:table-cell office:value="0.25630252100840334" office:value-type="float"/>
          <table:table-cell office:value="0.0" office:value-type="float"/>
          <table:table-cell office:value="1.7095957295863942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.0" office:value-type="float"/>
          <table:table-cell office:value="1.6945509848333384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02" office:value-type="float"/>
          <table:table-cell office:value="0.5714285714285714" office:value-type="float"/>
          <table:table-cell office:value="0.0" office:value-type="float"/>
          <table:table-cell office:value="0.2289762595580526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" office:value-type="float"/>
          <table:table-cell office:value="0.27450980392156865" office:value-type="float"/>
          <table:table-cell office:value="0.0" office:value-type="float"/>
          <table:table-cell office:value="1.7228501095980209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.0" office:value-type="float"/>
          <table:table-cell office:value="1.686126026927378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68223" office:value-type="float"/>
          <table:table-cell office:value="0.06956521739130435" office:value-type="float"/>
          <table:table-cell office:value="0.0" office:value-type="float"/>
          <table:table-cell office:value="1.6780255952169896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0" office:value-type="float"/>
          <table:table-cell office:value="0.23536905443932263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525" office:value-type="float"/>
          <table:table-cell office:value="0.22" office:value-type="float"/>
          <table:table-cell office:value="0.0" office:value-type="float"/>
          <table:table-cell office:value="1.6929820753316533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.0" office:value-type="float"/>
          <table:table-cell office:value="1.7101684536605088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6" office:value-type="float"/>
          <table:table-cell office:value="0.03571428571428571" office:value-type="float"/>
          <table:table-cell office:value="0.0" office:value-type="float"/>
          <table:table-cell office:value="1.6773986159058618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.0" office:value-type="float"/>
          <table:table-cell office:value="1.706848067918475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.0" office:value-type="float"/>
          <table:table-cell office:value="0.0" office:value-type="float"/>
          <table:table-cell office:value="1.6803136548714737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.0" office:value-type="float"/>
          <table:table-cell office:value="1.6740705029226846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.0" office:value-type="float"/>
          <table:table-cell office:value="1.665654404982298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0" office:value-type="float"/>
          <table:table-cell office:value="0.2313823262760334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.0" office:value-type="float"/>
          <table:table-cell office:value="1.7048093378313505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.0" office:value-type="float"/>
          <table:table-cell office:value="1.7136110508929283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519855088011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6" office:value-type="float"/>
          <table:table-cell office:value="0.2978723404255319" office:value-type="float"/>
          <table:table-cell office:value="0.0" office:value-type="float"/>
          <table:table-cell office:value="1.725485963089189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.0" office:value-type="float"/>
          <table:table-cell office:value="1.73988652590559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.0" office:value-type="float"/>
          <table:table-cell office:value="1.685080910667731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.0" office:value-type="float"/>
          <table:table-cell office:value="1.7333068066633843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.0" office:value-type="float"/>
          <table:table-cell office:value="0.0" office:value-type="float"/>
          <table:table-cell office:value="1.6498346466418152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.0" office:value-type="float"/>
          <table:table-cell office:value="1.7005322354293677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826" office:value-type="float"/>
          <table:table-cell office:value="0.25806451612903225" office:value-type="float"/>
          <table:table-cell office:value="0.0" office:value-type="float"/>
          <table:table-cell office:value="1.7132344549716199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09" office:value-type="float"/>
          <table:table-cell office:value="0.28690807799442897" office:value-type="float"/>
          <table:table-cell office:value="0.0" office:value-type="float"/>
          <table:table-cell office:value="1.7259137545806673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.0" office:value-type="float"/>
          <table:table-cell office:value="1.6929040498684358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.0" office:value-type="float"/>
          <table:table-cell office:value="1.7182853556246143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55" office:value-type="float"/>
          <table:table-cell office:value="0.3333333333333333" office:value-type="float"/>
          <table:table-cell office:value="0.0" office:value-type="float"/>
          <table:table-cell office:value="1.7356079621140437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25896374966814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.0" office:value-type="float"/>
          <table:table-cell office:value="1.7074845261744407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2" office:value-type="float"/>
          <table:table-cell office:value="0.2578125" office:value-type="float"/>
          <table:table-cell office:value="0.0" office:value-type="float"/>
          <table:table-cell office:value="1.7093388492579247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.0" office:value-type="float"/>
          <table:table-cell office:value="1.737068333318467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.0" office:value-type="float"/>
          <table:table-cell office:value="1.6960870550157452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95" office:value-type="float"/>
          <table:table-cell office:value="0.24369747899159663" office:value-type="float"/>
          <table:table-cell office:value="0.0" office:value-type="float"/>
          <table:table-cell office:value="1.7071114131726561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.0" office:value-type="float"/>
          <table:table-cell office:value="1.7140073344213353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0" office:value-type="float"/>
          <table:table-cell office:value="0.22431029500019536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94" office:value-type="float"/>
          <table:table-cell office:value="0.12962962962962962" office:value-type="float"/>
          <table:table-cell office:value="0.0" office:value-type="float"/>
          <table:table-cell office:value="1.7029876684500334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55" office:value-type="float"/>
          <table:table-cell office:value="0.125" office:value-type="float"/>
          <table:table-cell office:value="0.0" office:value-type="float"/>
          <table:table-cell office:value="1.686441439107882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88" office:value-type="float"/>
          <table:table-cell office:value="0.13333333333333333" office:value-type="float"/>
          <table:table-cell office:value="0.0" office:value-type="float"/>
          <table:table-cell office:value="1.6876758598804174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1960131873958892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17151905729511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79294412180337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93" office:value-type="float"/>
          <table:table-cell office:value="0.37254901960784315" office:value-type="float"/>
          <table:table-cell office:value="0.0" office:value-type="float"/>
          <table:table-cell office:value="1.7229535992724843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0" office:value-type="float"/>
          <table:table-cell office:value="0.24937839915010526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0" office:value-type="float"/>
          <table:table-cell office:value="0.23620134877185806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.0" office:value-type="float"/>
          <table:table-cell office:value="0.0" office:value-type="float"/>
          <table:table-cell office:value="1.6457829639736181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.0" office:value-type="float"/>
          <table:table-cell office:value="1.7317050689143512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897" office:value-type="float"/>
          <table:table-cell office:value="0.13978494623655913" office:value-type="float"/>
          <table:table-cell office:value="0.0" office:value-type="float"/>
          <table:table-cell office:value="1.6993390810686326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.0" office:value-type="float"/>
          <table:table-cell office:value="1.6982810387500582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.0" office:value-type="float"/>
          <table:table-cell office:value="0.0" office:value-type="float"/>
          <table:table-cell office:value="1.6265661726699352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.0" office:value-type="float"/>
          <table:table-cell office:value="1.730803065199088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.0" office:value-type="float"/>
          <table:table-cell office:value="1.6729846814133214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7" office:value-type="float"/>
          <table:table-cell office:value="0.05454545454545454" office:value-type="float"/>
          <table:table-cell office:value="0.0" office:value-type="float"/>
          <table:table-cell office:value="1.6706334199100503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908" office:value-type="float"/>
          <table:table-cell office:value="0.1935483870967742" office:value-type="float"/>
          <table:table-cell office:value="0.0" office:value-type="float"/>
          <table:table-cell office:value="1.707130763575951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.0" office:value-type="float"/>
          <table:table-cell office:value="1.678775433440844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.0" office:value-type="float"/>
          <table:table-cell office:value="1.635082577446006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33" office:value-type="float"/>
          <table:table-cell office:value="0.16666666666666666" office:value-type="float"/>
          <table:table-cell office:value="0.0" office:value-type="float"/>
          <table:table-cell office:value="1.6978101468852793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756" office:value-type="float"/>
          <table:table-cell office:value="0.1437908496732026" office:value-type="float"/>
          <table:table-cell office:value="0.0" office:value-type="float"/>
          <table:table-cell office:value="1.6843977609141174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11" office:value-type="float"/>
          <table:table-cell office:value="0.4666666666666667" office:value-type="float"/>
          <table:table-cell office:value="0.0" office:value-type="float"/>
          <table:table-cell office:value="0.2403642987763073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.0" office:value-type="float"/>
          <table:table-cell office:value="1.6768865292486312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.0" office:value-type="float"/>
          <table:table-cell office:value="0.0" office:value-type="float"/>
          <table:table-cell office:value="1.6313167459154236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.0" office:value-type="float"/>
          <table:table-cell office:value="1.7334103794969773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35" office:value-type="float"/>
          <table:table-cell office:value="0.13274336283185842" office:value-type="float"/>
          <table:table-cell office:value="0.0" office:value-type="float"/>
          <table:table-cell office:value="1.6867964390080896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.0" office:value-type="float"/>
          <table:table-cell office:value="1.7036660488845428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1" office:value-type="float"/>
          <table:table-cell office:value="0.3225806451612903" office:value-type="float"/>
          <table:table-cell office:value="0.0" office:value-type="float"/>
          <table:table-cell office:value="1.7149936259014116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.0" office:value-type="float"/>
          <table:table-cell office:value="1.7443409660442757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.0" office:value-type="float"/>
          <table:table-cell office:value="1.689896565548186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.0" office:value-type="float"/>
          <table:table-cell office:value="0.0" office:value-type="float"/>
          <table:table-cell office:value="1.6802652404100866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.0" office:value-type="float"/>
          <table:table-cell office:value="1.6877492817029323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.0" office:value-type="float"/>
          <table:table-cell office:value="1.698840009528693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8" office:value-type="float"/>
          <table:table-cell office:value="0.11764705882352941" office:value-type="float"/>
          <table:table-cell office:value="0.0" office:value-type="float"/>
          <table:table-cell office:value="1.708384017893476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86" office:value-type="float"/>
          <table:table-cell office:value="0.09795918367346938" office:value-type="float"/>
          <table:table-cell office:value="0.0" office:value-type="float"/>
          <table:table-cell office:value="1.6875748156924868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.0" office:value-type="float"/>
          <table:table-cell office:value="1.7166380209856644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.0" office:value-type="float"/>
          <table:table-cell office:value="1.6901662310108134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132" office:value-type="float"/>
          <table:table-cell office:value="0.24691358024691357" office:value-type="float"/>
          <table:table-cell office:value="0.0" office:value-type="float"/>
          <table:table-cell office:value="1.7123691253351707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47" office:value-type="float"/>
          <table:table-cell office:value="0.10714285714285714" office:value-type="float"/>
          <table:table-cell office:value="0.0" office:value-type="float"/>
          <table:table-cell office:value="1.677056698880311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.0" office:value-type="float"/>
          <table:table-cell office:value="1.7074431406253885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.0" office:value-type="float"/>
          <table:table-cell office:value="1.7396846021895738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0" office:value-type="float"/>
          <table:table-cell office:value="0.24749843112201622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.0" office:value-type="float"/>
          <table:table-cell office:value="1.693332169953731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.0" office:value-type="float"/>
          <table:table-cell office:value="1.7099742970626746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267" office:value-type="float"/>
          <table:table-cell office:value="0.2" office:value-type="float"/>
          <table:table-cell office:value="0.0" office:value-type="float"/>
          <table:table-cell office:value="1.6859308104731052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0" office:value-type="float"/>
          <table:table-cell office:value="0.22028076360076376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.0" office:value-type="float"/>
          <table:table-cell office:value="1.7086072646536736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037464501331572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.0" office:value-type="float"/>
          <table:table-cell office:value="1.72578318451131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.0" office:value-type="float"/>
          <table:table-cell office:value="1.7128731029520288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339792843828534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.0" office:value-type="float"/>
          <table:table-cell office:value="1.653416198847406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89" office:value-type="float"/>
          <table:table-cell office:value="0.18064516129032257" office:value-type="float"/>
          <table:table-cell office:value="0.0" office:value-type="float"/>
          <table:table-cell office:value="1.709238256079849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.0" office:value-type="float"/>
          <table:table-cell office:value="1.7380516036484581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6" office:value-type="float"/>
          <table:table-cell office:value="0.1043956043956044" office:value-type="float"/>
          <table:table-cell office:value="0.0" office:value-type="float"/>
          <table:table-cell office:value="1.661645338714636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348380536765886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.0" office:value-type="float"/>
          <table:table-cell office:value="1.7106870565522019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.0" office:value-type="float"/>
          <table:table-cell office:value="1.7073461966966657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3" office:value-type="float"/>
          <table:table-cell office:value="0.1038961038961039" office:value-type="float"/>
          <table:table-cell office:value="0.0" office:value-type="float"/>
          <table:table-cell office:value="1.6874036963625987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324" office:value-type="float"/>
          <table:table-cell office:value="0.3141592920353982" office:value-type="float"/>
          <table:table-cell office:value="0.0" office:value-type="float"/>
          <table:table-cell office:value="1.7256511268436552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.0" office:value-type="float"/>
          <table:table-cell office:value="1.6754469498654616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.0" office:value-type="float"/>
          <table:table-cell office:value="1.72061031858244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34" office:value-type="float"/>
          <table:table-cell office:value="0.10060975609756098" office:value-type="float"/>
          <table:table-cell office:value="0.0" office:value-type="float"/>
          <table:table-cell office:value="1.6760016260265544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86" office:value-type="float"/>
          <table:table-cell office:value="0.10309278350515463" office:value-type="float"/>
          <table:table-cell office:value="0.0" office:value-type="float"/>
          <table:table-cell office:value="1.683919654302465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" office:value-type="float"/>
          <table:table-cell office:value="0.11475409836065574" office:value-type="float"/>
          <table:table-cell office:value="0.0" office:value-type="float"/>
          <table:table-cell office:value="1.685819964072234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.0" office:value-type="float"/>
          <table:table-cell office:value="1.724495608622181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6" office:value-type="float"/>
          <table:table-cell office:value="0.25" office:value-type="float"/>
          <table:table-cell office:value="0.0" office:value-type="float"/>
          <table:table-cell office:value="1.7169632006178766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.0" office:value-type="float"/>
          <table:table-cell office:value="1.6964737737670712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26" office:value-type="float"/>
          <table:table-cell office:value="0.5261780104712042" office:value-type="float"/>
          <table:table-cell office:value="0.0" office:value-type="float"/>
          <table:table-cell office:value="0.22718417029144733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.0" office:value-type="float"/>
          <table:table-cell office:value="1.6765581260772007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.0" office:value-type="float"/>
          <table:table-cell office:value="1.71258674413798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.0" office:value-type="float"/>
          <table:table-cell office:value="1.722737485924454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71" office:value-type="float"/>
          <table:table-cell office:value="0.234375" office:value-type="float"/>
          <table:table-cell office:value="0.0" office:value-type="float"/>
          <table:table-cell office:value="1.698576983523715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.0" office:value-type="float"/>
          <table:table-cell office:value="1.6771119769526162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.0" office:value-type="float"/>
          <table:table-cell office:value="1.6829801957075834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.0" office:value-type="float"/>
          <table:table-cell office:value="1.7065700778473563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63" office:value-type="float"/>
          <table:table-cell office:value="0.6857142857142857" office:value-type="float"/>
          <table:table-cell office:value="0.0" office:value-type="float"/>
          <table:table-cell office:value="0.21973097461841667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.0" office:value-type="float"/>
          <table:table-cell office:value="1.6968529799885272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56" office:value-type="float"/>
          <table:table-cell office:value="0.43103448275862066" office:value-type="float"/>
          <table:table-cell office:value="0.0" office:value-type="float"/>
          <table:table-cell office:value="1.730474179773309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0" office:value-type="float"/>
          <table:table-cell office:value="0.24310651191708707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0" office:value-type="float"/>
          <table:table-cell office:value="0.23443330118166972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.0" office:value-type="float"/>
          <table:table-cell office:value="1.7222950468088003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96" office:value-type="float"/>
          <table:table-cell office:value="0.19811320754716982" office:value-type="float"/>
          <table:table-cell office:value="0.0" office:value-type="float"/>
          <table:table-cell office:value="1.680429566356653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6927" office:value-type="float"/>
          <table:table-cell office:value="0.075" office:value-type="float"/>
          <table:table-cell office:value="0.0" office:value-type="float"/>
          <table:table-cell office:value="1.6787550245920493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.0" office:value-type="float"/>
          <table:table-cell office:value="1.7397911624756373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.0" office:value-type="float"/>
          <table:table-cell office:value="1.7190527343367614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.0" office:value-type="float"/>
          <table:table-cell office:value="1.6935466032404678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.0" office:value-type="float"/>
          <table:table-cell office:value="1.74396288098098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.0" office:value-type="float"/>
          <table:table-cell office:value="1.702378170380819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.0" office:value-type="float"/>
          <table:table-cell office:value="1.7083331121203635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.0" office:value-type="float"/>
          <table:table-cell office:value="1.7032291218542752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.0" office:value-type="float"/>
          <table:table-cell office:value="1.6750821503206266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28" office:value-type="float"/>
          <table:table-cell office:value="0.14285714285714285" office:value-type="float"/>
          <table:table-cell office:value="0.0" office:value-type="float"/>
          <table:table-cell office:value="1.697289846379488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09" office:value-type="float"/>
          <table:table-cell office:value="0.24456521739130435" office:value-type="float"/>
          <table:table-cell office:value="0.0" office:value-type="float"/>
          <table:table-cell office:value="1.7069574809229928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.0" office:value-type="float"/>
          <table:table-cell office:value="1.716753912489489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2T08:38:17.168178</meta:creation-date>
    <dc:date>2019-04-12T08:38:17.379648</dc:date>
    <meta:generator>http://pypi.python.org/pypi/ezodf/0.1.0$Python3.6.7 (default, Oct 22 2018, 11:32:17) 
[GCC 8.2.0]</meta:generator>
    <meta:document-statistic/>
    <meta:editing-cycles>1</meta:editing-cycles>
  </office:meta>
</office:document-meta>
</file>